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2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7.13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106.7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8.54mm"/>
    </style:style>
    <style:style style:name="co10" style:family="table-column">
      <style:table-column-properties fo:break-before="auto" style:column-width="40.36mm"/>
    </style:style>
    <style:style style:name="co11" style:family="table-column">
      <style:table-column-properties fo:break-before="auto" style:column-width="102.29mm"/>
    </style:style>
    <style:style style:name="co12" style:family="table-column">
      <style:table-column-properties fo:break-before="auto" style:column-width="43.48mm"/>
    </style:style>
    <style:style style:name="co13" style:family="table-column">
      <style:table-column-properties fo:break-before="auto" style:column-width="6.9mm"/>
    </style:style>
    <style:style style:name="co14" style:family="table-column">
      <style:table-column-properties fo:break-before="auto" style:column-width="27.64mm"/>
    </style:style>
    <style:style style:name="co15" style:family="table-column">
      <style:table-column-properties fo:break-before="auto" style:column-width="26.39mm"/>
    </style:style>
    <style:style style:name="co16" style:family="table-column">
      <style:table-column-properties fo:break-before="auto" style:column-width="21.61mm"/>
    </style:style>
    <style:style style:name="co17" style:family="table-column">
      <style:table-column-properties fo:break-before="auto" style:column-width="79.06mm"/>
    </style:style>
    <style:style style:name="co18" style:family="table-column">
      <style:table-column-properties fo:break-before="auto" style:column-width="43.97mm"/>
    </style:style>
    <style:style style:name="co19" style:family="table-column">
      <style:table-column-properties fo:break-before="auto" style:column-width="21.84mm"/>
    </style:style>
    <style:style style:name="co20" style:family="table-column">
      <style:table-column-properties fo:break-before="auto" style:column-width="79.16mm"/>
    </style:style>
    <style:style style:name="ro1" style:family="table-row">
      <style:table-row-properties style:row-height="9.08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5" table:default-cell-style-name="ce1"/>
        <table:table-column table:style-name="co12" table:default-cell-style-name="ce1"/>
        <table:table-column table:style-name="co1" table:number-columns-repeated="99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VLOOKUP(&quot;f&quot;; [.$B$6:.$C$100];2)" office:value-type="string" office:string-value="Fire" calcext:value-type="string">
            <text:p>Fire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 table:style-name="ce3"/>
          <table:table-cell table:style-name="ce2"/>
          <table:table-cell table:style-name="ce3" office:value-type="string" calcext:value-type="string">
            <text:p>Formatted</text:p>
          </table:table-cell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 table:style-name="ce2"/>
          <table:table-cell table:style-name="ce3" office:value-type="string" calcext:value-type="string">
            <text:p>Formatted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(does not work</text:p>
            <text:p>→ explosion)</text:p>
          </table:table-cell>
          <table:table-cell table:number-columns-repeated="2"/>
          <table:table-cell office:value-type="string" calcext:value-type="string">
            <text:p>Primary + Primary</text:p>
            <text:p>= Secondary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]; [.$B$6:.$C$100];2;0); &quot;&quot;&quot;&quot;; &quot;, &quot; ;&quot;&quot;&quot;&quot;;  VLOOKUP([.H5]; [.$B$6:.$C$100];2;0); &quot;&quot;&quot;&quot;; &quot;, &quot;; &quot;&quot;&quot;&quot;; VLOOKUP([.J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]); &quot;&quot;; [.L5])">
            <text:p/>
          </table:table-cell>
          <table:table-cell table:number-columns-repeated="2"/>
          <table:table-cell table:style-name="ce2" table:number-columns-repeated="7"/>
          <table:table-cell table:number-columns-repeated="3"/>
          <table:table-cell office:value-type="string" calcext:value-type="string">
            <text:p>„Top-down“</text:p>
            <text:p>(end game)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cu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</text:p>
          </table:table-cell>
          <table:table-cell/>
          <table:table-cell table:formula="of:= CONCATENATE(&quot;Create(&quot;; &quot;&quot;&quot;&quot;; VLOOKUP([.G6]; [.$B$6:.$C$100];2;0); &quot;&quot;&quot;&quot;; &quot;, &quot; ;&quot;&quot;&quot;&quot;;  VLOOKUP([.H6]; [.$B$6:.$C$100];2;0); &quot;&quot;&quot;&quot;; &quot;, &quot;; &quot;&quot;&quot;&quot;; VLOOKUP([.J6]; [.$B$6:.$C$100];2;0); &quot;&quot;&quot;&quot;; &quot;, &quot;&quot;MixSuccessFeedback&quot;&quot;),&quot;)" office:value-type="string" office:string-value="Create(&quot;Fire&quot;, &quot;Water&quot;, &quot;Steam&quot;, &quot;MixSuccessFeedback&quot;)," calcext:value-type="string">
            <text:p>Create("Fire", "Water", "Steam", "MixSuccessFeedback"),</text:p>
          </table:table-cell>
          <table:table-cell table:style-name="ce4" table:formula="of:=IF(ISNA([.L6]); &quot;&quot;; [.L6])" office:value-type="string" office:string-value="Create(&quot;Fire&quot;, &quot;Water&quot;, &quot;Steam&quot;, &quot;MixSuccessFeedback&quot;)," calcext:value-type="string">
            <text:p>Create("Fire", "Water", "Steam", "MixSuccessFeedback"),</text:p>
          </table:table-cell>
          <table:table-cell table:number-columns-repeated="2"/>
          <table:table-cell table:style-name="ce2" table:number-columns-repeated="7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mo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</text:p>
          </table:table-cell>
          <table:table-cell/>
          <table:table-cell table:formula="of:= CONCATENATE(&quot;Create(&quot;; &quot;&quot;&quot;&quot;; VLOOKUP([.G7]; [.$B$6:.$C$100];2;0); &quot;&quot;&quot;&quot;; &quot;, &quot; ;&quot;&quot;&quot;&quot;;  VLOOKUP([.H7]; [.$B$6:.$C$100];2;0); &quot;&quot;&quot;&quot;; &quot;, &quot;; &quot;&quot;&quot;&quot;; VLOOKUP([.J7]; [.$B$6:.$C$100];2;0); &quot;&quot;&quot;&quot;; &quot;, &quot;&quot;MixSuccessFeedback&quot;&quot;),&quot;)" office:value-type="string" office:string-value="Create(&quot;Fire&quot;, &quot;Air&quot;, &quot;Lightning&quot;, &quot;MixSuccessFeedback&quot;)," calcext:value-type="string">
            <text:p>Create("Fire", "Air", "Lightning", "MixSuccessFeedback"),</text:p>
          </table:table-cell>
          <table:table-cell table:style-name="ce4" table:formula="of:=IF(ISNA([.L7]); &quot;&quot;; [.L7])" office:value-type="string" office:string-value="Create(&quot;Fire&quot;, &quot;Air&quot;, &quot;Lightning&quot;, &quot;MixSuccessFeedback&quot;)," calcext:value-type="string">
            <text:p>Create("Fire", "Air", "Lightning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i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/>
          <table:table-cell table:formula="of:= CONCATENATE(&quot;Create(&quot;; &quot;&quot;&quot;&quot;; VLOOKUP([.G8]; [.$B$6:.$C$100];2;0); &quot;&quot;&quot;&quot;; &quot;, &quot; ;&quot;&quot;&quot;&quot;;  VLOOKUP([.H8]; [.$B$6:.$C$100];2;0); &quot;&quot;&quot;&quot;; &quot;, &quot;; &quot;&quot;&quot;&quot;; VLOOKUP([.J8]; [.$B$6:.$C$100];2;0); &quot;&quot;&quot;&quot;; &quot;, &quot;&quot;MixSuccessFeedback&quot;&quot;),&quot;)" office:value-type="string" office:string-value="Create(&quot;Fire&quot;, &quot;Earth&quot;, &quot;Magma&quot;, &quot;MixSuccessFeedback&quot;)," calcext:value-type="string">
            <text:p>Create("Fire", "Earth", "Magma", "MixSuccessFeedback"),</text:p>
          </table:table-cell>
          <table:table-cell table:style-name="ce4" table:formula="of:=IF(ISNA([.L8]); &quot;&quot;; [.L8])" office:value-type="string" office:string-value="Create(&quot;Fire&quot;, &quot;Earth&quot;, &quot;Magma&quot;, &quot;MixSuccessFeedback&quot;)," calcext:value-type="string">
            <text:p>Create("Fire", "Earth", "Magma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rth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9]; [.$B$6:.$C$100];2;0); &quot;&quot;&quot;&quot;; &quot;, &quot; ;&quot;&quot;&quot;&quot;;  VLOOKUP([.H9]; [.$B$6:.$C$100];2;0); &quot;&quot;&quot;&quot;; &quot;, &quot;; &quot;&quot;&quot;&quot;; VLOOKUP([.J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]); &quot;&quot;; [.L9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</text:p>
          </table:table-cell>
          <table:table-cell/>
          <table:table-cell table:formula="of:= CONCATENATE(&quot;Create(&quot;; &quot;&quot;&quot;&quot;; VLOOKUP([.G10]; [.$B$6:.$C$100];2;0); &quot;&quot;&quot;&quot;; &quot;, &quot; ;&quot;&quot;&quot;&quot;;  VLOOKUP([.H10]; [.$B$6:.$C$100];2;0); &quot;&quot;&quot;&quot;; &quot;, &quot;; &quot;&quot;&quot;&quot;; VLOOKUP([.J10]; [.$B$6:.$C$100];2;0); &quot;&quot;&quot;&quot;; &quot;, &quot;&quot;MixSuccessFeedback&quot;&quot;),&quot;)" office:value-type="string" office:string-value="Create(&quot;Water&quot;, &quot;Air&quot;, &quot;Ghost&quot;, &quot;MixSuccessFeedback&quot;)," calcext:value-type="string">
            <text:p>Create("Water", "Air", "Ghost", "MixSuccessFeedback"),</text:p>
          </table:table-cell>
          <table:table-cell table:style-name="ce4" table:formula="of:=IF(ISNA([.L10]); &quot;&quot;; [.L10])" office:value-type="string" office:string-value="Create(&quot;Water&quot;, &quot;Air&quot;, &quot;Ghost&quot;, &quot;MixSuccessFeedback&quot;)," calcext:value-type="string">
            <text:p>Create("Water", "Air", "Ghost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l</text:p>
          </table:table-cell>
          <table:table-cell/>
          <table:table-cell table:formula="of:= CONCATENATE(&quot;Create(&quot;; &quot;&quot;&quot;&quot;; VLOOKUP([.G11]; [.$B$6:.$C$100];2;0); &quot;&quot;&quot;&quot;; &quot;, &quot; ;&quot;&quot;&quot;&quot;;  VLOOKUP([.H11]; [.$B$6:.$C$100];2;0); &quot;&quot;&quot;&quot;; &quot;, &quot;; &quot;&quot;&quot;&quot;; VLOOKUP([.J11]; [.$B$6:.$C$100];2;0); &quot;&quot;&quot;&quot;; &quot;, &quot;&quot;MixSuccessFeedback&quot;&quot;),&quot;)" office:value-type="string" office:string-value="Create(&quot;Water&quot;, &quot;Earth&quot;, &quot;Plant&quot;, &quot;MixSuccessFeedback&quot;)," calcext:value-type="string">
            <text:p>Create("Water", "Earth", "Plant", "MixSuccessFeedback"),</text:p>
          </table:table-cell>
          <table:table-cell table:style-name="ce4" table:formula="of:=IF(ISNA([.L11]); &quot;&quot;; [.L11])" office:value-type="string" office:string-value="Create(&quot;Water&quot;, &quot;Earth&quot;, &quot;Plant&quot;, &quot;MixSuccessFeedback&quot;)," calcext:value-type="string">
            <text:p>Create("Water", "Earth", "Plant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2]; [.$B$6:.$C$100];2;0); &quot;&quot;&quot;&quot;; &quot;, &quot; ;&quot;&quot;&quot;&quot;;  VLOOKUP([.H12]; [.$B$6:.$C$100];2;0); &quot;&quot;&quot;&quot;; &quot;, &quot;; &quot;&quot;&quot;&quot;; VLOOKUP([.J1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]); &quot;&quot;; [.L12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gm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u</text:p>
          </table:table-cell>
          <table:table-cell/>
          <table:table-cell table:formula="of:= CONCATENATE(&quot;Create(&quot;; &quot;&quot;&quot;&quot;; VLOOKUP([.G13]; [.$B$6:.$C$100];2;0); &quot;&quot;&quot;&quot;; &quot;, &quot; ;&quot;&quot;&quot;&quot;;  VLOOKUP([.H13]; [.$B$6:.$C$100];2;0); &quot;&quot;&quot;&quot;; &quot;, &quot;; &quot;&quot;&quot;&quot;; VLOOKUP([.J13]; [.$B$6:.$C$100];2;0); &quot;&quot;&quot;&quot;; &quot;, &quot;&quot;MixSuccessFeedback&quot;&quot;),&quot;)" office:value-type="string" office:string-value="Create(&quot;Air&quot;, &quot;Earth&quot;, &quot;Dust&quot;, &quot;MixSuccessFeedback&quot;)," calcext:value-type="string">
            <text:p>Create("Air", "Earth", "Dust", "MixSuccessFeedback"),</text:p>
          </table:table-cell>
          <table:table-cell table:style-name="ce4" table:formula="of:=IF(ISNA([.L13]); &quot;&quot;; [.L13])" office:value-type="string" office:string-value="Create(&quot;Air&quot;, &quot;Earth&quot;, &quot;Dust&quot;, &quot;MixSuccessFeedback&quot;)," calcext:value-type="string">
            <text:p>Create("Air", "Earth", "Dust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ghtning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4]; [.$B$6:.$C$100];2;0); &quot;&quot;&quot;&quot;; &quot;, &quot; ;&quot;&quot;&quot;&quot;;  VLOOKUP([.H14]; [.$B$6:.$C$100];2;0); &quot;&quot;&quot;&quot;; &quot;, &quot;; &quot;&quot;&quot;&quot;; VLOOKUP([.J1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]); &quot;&quot;; [.L14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lant</text:p>
          </table:table-cell>
          <table:table-cell table:number-columns-repeated="2"/>
          <table:table-cell table:style-name="ce2" office:value-type="string" calcext:value-type="string">
            <text:p>Secondary + Primary</text:p>
            <text:p>= SecPrim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#</text:p>
          </table:table-cell>
          <table:table-cell table:style-name="ce2"/>
          <table:table-cell table:formula="of:= CONCATENATE(&quot;Create(&quot;; &quot;&quot;&quot;&quot;; VLOOKUP([.G15]; [.$B$6:.$C$100];2;0); &quot;&quot;&quot;&quot;; &quot;, &quot; ;&quot;&quot;&quot;&quot;;  VLOOKUP([.H15]; [.$B$6:.$C$100];2;0); &quot;&quot;&quot;&quot;; &quot;, &quot;; &quot;&quot;&quot;&quot;; VLOOKUP([.J1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]); &quot;&quot;; [.L15])">
            <text:p/>
          </table:table-cell>
          <table:table-cell table:number-columns-repeated="2"/>
          <table:table-cell table:style-name="ce2" table:number-columns-repeated="7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table:style-name="ce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ust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6]; [.$B$6:.$C$100];2;0); &quot;&quot;&quot;&quot;; &quot;, &quot; ;&quot;&quot;&quot;&quot;;  VLOOKUP([.H16]; [.$B$6:.$C$100];2;0); &quot;&quot;&quot;&quot;; &quot;, &quot;; &quot;&quot;&quot;&quot;; VLOOKUP([.J1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]); &quot;&quot;; [.L16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/>
          <table:table-cell table:formula="of:= CONCATENATE(&quot;Create(&quot;; &quot;&quot;&quot;&quot;; VLOOKUP([.G17]; [.$B$6:.$C$100];2;0); &quot;&quot;&quot;&quot;; &quot;, &quot; ;&quot;&quot;&quot;&quot;;  VLOOKUP([.H17]; [.$B$6:.$C$100];2;0); &quot;&quot;&quot;&quot;; &quot;, &quot;; &quot;&quot;&quot;&quot;; VLOOKUP([.J1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]); &quot;&quot;; [.L17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Mud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a</text:p>
          </table:table-cell>
          <table:table-cell/>
          <table:table-cell table:formula="of:= CONCATENATE(&quot;Create(&quot;; &quot;&quot;&quot;&quot;; VLOOKUP([.G18]; [.$B$6:.$C$100];2;0); &quot;&quot;&quot;&quot;; &quot;, &quot; ;&quot;&quot;&quot;&quot;;  VLOOKUP([.H18]; [.$B$6:.$C$100];2;0); &quot;&quot;&quot;&quot;; &quot;, &quot;; &quot;&quot;&quot;&quot;; VLOOKUP([.J18]; [.$B$6:.$C$100];2;0); &quot;&quot;&quot;&quot;; &quot;, &quot;&quot;MixSuccessFeedback&quot;&quot;),&quot;)" office:value-type="string" office:string-value="Create(&quot;Steam&quot;, &quot;Earth&quot;, &quot;Gas&quot;, &quot;MixSuccessFeedback&quot;)," calcext:value-type="string">
            <text:p>Create("Steam", "Earth", "Gas", "MixSuccessFeedback"),</text:p>
          </table:table-cell>
          <table:table-cell table:style-name="ce4" table:formula="of:=IF(ISNA([.L18]); &quot;&quot;; [.L18])" office:value-type="string" office:string-value="Create(&quot;Steam&quot;, &quot;Earth&quot;, &quot;Gas&quot;, &quot;MixSuccessFeedback&quot;)," calcext:value-type="string">
            <text:p>Create("Steam", "Earth", "Gas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mbustion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</text:p>
          </table:table-cell>
          <table:table-cell/>
          <table:table-cell table:formula="of:= CONCATENATE(&quot;Create(&quot;; &quot;&quot;&quot;&quot;; VLOOKUP([.G19]; [.$B$6:.$C$100];2;0); &quot;&quot;&quot;&quot;; &quot;, &quot; ;&quot;&quot;&quot;&quot;;  VLOOKUP([.H19]; [.$B$6:.$C$100];2;0); &quot;&quot;&quot;&quot;; &quot;, &quot;; &quot;&quot;&quot;&quot;; VLOOKUP([.J19]; [.$B$6:.$C$100];2;0); &quot;&quot;&quot;&quot;; &quot;, &quot;&quot;MixSuccessFeedback&quot;&quot;),&quot;)" office:value-type="string" office:string-value="Create(&quot;Ghost&quot;, &quot;Fire&quot;, &quot;Demon&quot;, &quot;MixSuccessFeedback&quot;)," calcext:value-type="string">
            <text:p>Create("Ghost", "Fire", "Demon", "MixSuccessFeedback"),</text:p>
          </table:table-cell>
          <table:table-cell table:style-name="ce4" table:formula="of:=IF(ISNA([.L19]); &quot;&quot;; [.L19])" office:value-type="string" office:string-value="Create(&quot;Ghost&quot;, &quot;Fire&quot;, &quot;Demon&quot;, &quot;MixSuccessFeedback&quot;)," calcext:value-type="string">
            <text:p>Create("Ghost", "Fire", "Demon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0]; [.$B$6:.$C$100];2;0); &quot;&quot;&quot;&quot;; &quot;, &quot; ;&quot;&quot;&quot;&quot;;  VLOOKUP([.H20]; [.$B$6:.$C$100];2;0); &quot;&quot;&quot;&quot;; &quot;, &quot;; &quot;&quot;&quot;&quot;; VLOOKUP([.J2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0]); &quot;&quot;; [.L20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lass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1]; [.$B$6:.$C$100];2;0); &quot;&quot;&quot;&quot;; &quot;, &quot; ;&quot;&quot;&quot;&quot;;  VLOOKUP([.H21]; [.$B$6:.$C$100];2;0); &quot;&quot;&quot;&quot;; &quot;, &quot;; &quot;&quot;&quot;&quot;; VLOOKUP([.J2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1]); &quot;&quot;; [.L21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e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v</text:p>
          </table:table-cell>
          <table:table-cell/>
          <table:table-cell table:formula="of:= CONCATENATE(&quot;Create(&quot;; &quot;&quot;&quot;&quot;; VLOOKUP([.G22]; [.$B$6:.$C$100];2;0); &quot;&quot;&quot;&quot;; &quot;, &quot; ;&quot;&quot;&quot;&quot;;  VLOOKUP([.H22]; [.$B$6:.$C$100];2;0); &quot;&quot;&quot;&quot;; &quot;, &quot;; &quot;&quot;&quot;&quot;; VLOOKUP([.J22]; [.$B$6:.$C$100];2;0); &quot;&quot;&quot;&quot;; &quot;, &quot;&quot;MixSuccessFeedback&quot;&quot;),&quot;)" office:value-type="string" office:string-value="Create(&quot;Ghost&quot;, &quot;Earth&quot;, &quot;Live&quot;, &quot;MixSuccessFeedback&quot;)," calcext:value-type="string">
            <text:p>Create("Ghost", "Earth", "Live", "MixSuccessFeedback"),</text:p>
          </table:table-cell>
          <table:table-cell table:style-name="ce4" table:formula="of:=IF(ISNA([.L22]); &quot;&quot;; [.L22])" office:value-type="string" office:string-value="Create(&quot;Ghost&quot;, &quot;Earth&quot;, &quot;Live&quot;, &quot;MixSuccessFeedback&quot;)," calcext:value-type="string">
            <text:p>Create("Ghost", "Earth", "Live", "MixSuccessFeedback"),</text:p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 table:style-name="ce2"/>
          <table:table-cell office:value-type="string" calcext:value-type="string">
            <text:p>cl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3]; [.$B$6:.$C$100];2;0); &quot;&quot;&quot;&quot;; &quot;, &quot; ;&quot;&quot;&quot;&quot;;  VLOOKUP([.H23]; [.$B$6:.$C$100];2;0); &quot;&quot;&quot;&quot;; &quot;, &quot;; &quot;&quot;&quot;&quot;; VLOOKUP([.J2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3]); &quot;&quot;; [.L23])">
            <text:p/>
          </table:table-cell>
          <table:table-cell table:number-columns-repeated="2"/>
          <table:table-cell table:style-name="ce2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/>
          <table:table-cell table:formula="of:= CONCATENATE(&quot;Create(&quot;; &quot;&quot;&quot;&quot;; VLOOKUP([.G24]; [.$B$6:.$C$100];2;0); &quot;&quot;&quot;&quot;; &quot;, &quot; ;&quot;&quot;&quot;&quot;;  VLOOKUP([.H24]; [.$B$6:.$C$100];2;0); &quot;&quot;&quot;&quot;; &quot;, &quot;; &quot;&quot;&quot;&quot;; VLOOKUP([.J24]; [.$B$6:.$C$100];2;0); &quot;&quot;&quot;&quot;; &quot;, &quot;&quot;MixSuccessFeedback&quot;&quot;),&quot;)" office:value-type="string" office:string-value="Create(&quot;Magma&quot;, &quot;Water&quot;, &quot;Stone&quot;, &quot;MixSuccessFeedback&quot;)," calcext:value-type="string">
            <text:p>Create("Magma", "Water", "Stone", "MixSuccessFeedback"),</text:p>
          </table:table-cell>
          <table:table-cell table:style-name="ce4" table:formula="of:=IF(ISNA([.L24]); &quot;&quot;; [.L24])" office:value-type="string" office:string-value="Create(&quot;Magma&quot;, &quot;Water&quot;, &quot;Stone&quot;, &quot;MixSuccessFeedback&quot;)," calcext:value-type="string">
            <text:p>Create("Magma", "Water", "Stone", "MixSuccessFeedback"),</text:p>
          </table:table-cell>
          <table:table-cell table:number-columns-repeated="2"/>
          <table:table-cell table:style-name="ce2" table:number-columns-repeated="7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/>
          <table:table-cell table:formula="of:= CONCATENATE(&quot;Create(&quot;; &quot;&quot;&quot;&quot;; VLOOKUP([.G25]; [.$B$6:.$C$100];2;0); &quot;&quot;&quot;&quot;; &quot;, &quot; ;&quot;&quot;&quot;&quot;;  VLOOKUP([.H25]; [.$B$6:.$C$100];2;0); &quot;&quot;&quot;&quot;; &quot;, &quot;; &quot;&quot;&quot;&quot;; VLOOKUP([.J25]; [.$B$6:.$C$100];2;0); &quot;&quot;&quot;&quot;; &quot;, &quot;&quot;MixSuccessFeedback&quot;&quot;),&quot;)" office:value-type="string" office:string-value="Create(&quot;Magma&quot;, &quot;Air&quot;, &quot;Stone&quot;, &quot;MixSuccessFeedback&quot;)," calcext:value-type="string">
            <text:p>Create("Magma", "Air", "Stone", "MixSuccessFeedback"),</text:p>
          </table:table-cell>
          <table:table-cell table:style-name="ce4" table:formula="of:=IF(ISNA([.L25]); &quot;&quot;; [.L25])" office:value-type="string" office:string-value="Create(&quot;Magma&quot;, &quot;Air&quot;, &quot;Stone&quot;, &quot;MixSuccessFeedback&quot;)," calcext:value-type="string">
            <text:p>Create("Magma", "Air", "Stone", "MixSuccessFeedback"),</text:p>
          </table:table-cell>
          <table:table-cell table:number-columns-repeated="2"/>
          <table:table-cell table:style-name="ce2" table:number-columns-repeated="7"/>
          <table:table-cell table:number-columns-repeated="1002"/>
        </table:table-row>
        <table:table-row table:style-name="ro1">
          <table:table-cell table:style-name="ce2"/>
          <table:table-cell office:value-type="string" calcext:value-type="string">
            <text:p>de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6]; [.$B$6:.$C$100];2;0); &quot;&quot;&quot;&quot;; &quot;, &quot; ;&quot;&quot;&quot;&quot;;  VLOOKUP([.H26]; [.$B$6:.$C$100];2;0); &quot;&quot;&quot;&quot;; &quot;, &quot;; &quot;&quot;&quot;&quot;; VLOOKUP([.J2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6]); &quot;&quot;; [.L26])">
            <text:p/>
          </table:table-cell>
          <table:table-cell table:number-columns-repeated="2"/>
          <table:table-cell table:style-name="ce2" table:number-columns-repeated="7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7]; [.$B$6:.$C$100];2;0); &quot;&quot;&quot;&quot;; &quot;, &quot; ;&quot;&quot;&quot;&quot;;  VLOOKUP([.H27]; [.$B$6:.$C$100];2;0); &quot;&quot;&quot;&quot;; &quot;, &quot;; &quot;&quot;&quot;&quot;; VLOOKUP([.J2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7]); &quot;&quot;; [.L27])">
            <text:p/>
          </table:table-cell>
          <table:table-cell table:number-columns-repeated="1011"/>
        </table:table-row>
        <table:table-row table:style-name="ro1">
          <table:table-cell table:style-name="ce2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</text:p>
          </table:table-cell>
          <table:table-cell/>
          <table:table-cell table:formula="of:= CONCATENATE(&quot;Create(&quot;; &quot;&quot;&quot;&quot;; VLOOKUP([.G28]; [.$B$6:.$C$100];2;0); &quot;&quot;&quot;&quot;; &quot;, &quot; ;&quot;&quot;&quot;&quot;;  VLOOKUP([.H28]; [.$B$6:.$C$100];2;0); &quot;&quot;&quot;&quot;; &quot;, &quot;; &quot;&quot;&quot;&quot;; VLOOKUP([.J28]; [.$B$6:.$C$100];2;0); &quot;&quot;&quot;&quot;; &quot;, &quot;&quot;MixSuccessFeedback&quot;&quot;),&quot;)" office:value-type="string" office:string-value="Create(&quot;Lightning&quot;, &quot;Water&quot;, &quot;Acid&quot;, &quot;MixSuccessFeedback&quot;)," calcext:value-type="string">
            <text:p>Create("Lightning", "Water", "Acid", "MixSuccessFeedback"),</text:p>
          </table:table-cell>
          <table:table-cell table:style-name="ce4" table:formula="of:=IF(ISNA([.L28]); &quot;&quot;; [.L28])" office:value-type="string" office:string-value="Create(&quot;Lightning&quot;, &quot;Water&quot;, &quot;Acid&quot;, &quot;MixSuccessFeedback&quot;)," calcext:value-type="string">
            <text:p>Create("Lightning", "Water", "Acid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9]; [.$B$6:.$C$100];2;0); &quot;&quot;&quot;&quot;; &quot;, &quot; ;&quot;&quot;&quot;&quot;;  VLOOKUP([.H29]; [.$B$6:.$C$100];2;0); &quot;&quot;&quot;&quot;; &quot;, &quot;; &quot;&quot;&quot;&quot;; VLOOKUP([.J2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9]); &quot;&quot;; [.L29])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Gold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</text:p>
          </table:table-cell>
          <table:table-cell/>
          <table:table-cell table:formula="of:= CONCATENATE(&quot;Create(&quot;; &quot;&quot;&quot;&quot;; VLOOKUP([.G30]; [.$B$6:.$C$100];2;0); &quot;&quot;&quot;&quot;; &quot;, &quot; ;&quot;&quot;&quot;&quot;;  VLOOKUP([.H30]; [.$B$6:.$C$100];2;0); &quot;&quot;&quot;&quot;; &quot;, &quot;; &quot;&quot;&quot;&quot;; VLOOKUP([.J30]; [.$B$6:.$C$100];2;0); &quot;&quot;&quot;&quot;; &quot;, &quot;&quot;MixSuccessFeedback&quot;&quot;),&quot;)" office:value-type="string" office:string-value="Create(&quot;Lightning&quot;, &quot;Earth&quot;, &quot;Glass&quot;, &quot;MixSuccessFeedback&quot;)," calcext:value-type="string">
            <text:p>Create("Lightning", "Earth", "Glass", "MixSuccessFeedback"),</text:p>
          </table:table-cell>
          <table:table-cell table:style-name="ce4" table:formula="of:=IF(ISNA([.L30]); &quot;&quot;; [.L30])" office:value-type="string" office:string-value="Create(&quot;Lightning&quot;, &quot;Earth&quot;, &quot;Glass&quot;, &quot;MixSuccessFeedback&quot;)," calcext:value-type="string">
            <text:p>Create("Lightning", "Earth", "Glass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gic</text:p>
          </table:table-cell>
          <table:table-cell table:number-columns-repeated="3"/>
          <table:table-cell office:value-type="string" calcext:value-type="string">
            <text:p>p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l</text:p>
          </table:table-cell>
          <table:table-cell/>
          <table:table-cell table:formula="of:= CONCATENATE(&quot;Create(&quot;; &quot;&quot;&quot;&quot;; VLOOKUP([.G31]; [.$B$6:.$C$100];2;0); &quot;&quot;&quot;&quot;; &quot;, &quot; ;&quot;&quot;&quot;&quot;;  VLOOKUP([.H31]; [.$B$6:.$C$100];2;0); &quot;&quot;&quot;&quot;; &quot;, &quot;; &quot;&quot;&quot;&quot;; VLOOKUP([.J31]; [.$B$6:.$C$100];2;0); &quot;&quot;&quot;&quot;; &quot;, &quot;&quot;MixSuccessFeedback&quot;&quot;),&quot;)" office:value-type="string" office:string-value="Create(&quot;Plant&quot;, &quot;Fire&quot;, &quot;Coal&quot;, &quot;MixSuccessFeedback&quot;)," calcext:value-type="string">
            <text:p>Create("Plant", "Fire", "Coal", "MixSuccessFeedback"),</text:p>
          </table:table-cell>
          <table:table-cell table:style-name="ce4" table:formula="of:=IF(ISNA([.L31]); &quot;&quot;; [.L31])" office:value-type="string" office:string-value="Create(&quot;Plant&quot;, &quot;Fire&quot;, &quot;Coal&quot;, &quot;MixSuccessFeedback&quot;)," calcext:value-type="string">
            <text:p>Create("Plant", "Fire", "Coal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Rainbow</text:p>
          </table:table-cell>
          <table:table-cell table:number-columns-repeated="3"/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2]; [.$B$6:.$C$100];2;0); &quot;&quot;&quot;&quot;; &quot;, &quot; ;&quot;&quot;&quot;&quot;;  VLOOKUP([.H32]; [.$B$6:.$C$100];2;0); &quot;&quot;&quot;&quot;; &quot;, &quot;; &quot;&quot;&quot;&quot;; VLOOKUP([.J3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2]); &quot;&quot;; [.L3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</text:p>
          </table:table-cell>
          <table:table-cell/>
          <table:table-cell table:formula="of:= CONCATENATE(&quot;Create(&quot;; &quot;&quot;&quot;&quot;; VLOOKUP([.G33]; [.$B$6:.$C$100];2;0); &quot;&quot;&quot;&quot;; &quot;, &quot; ;&quot;&quot;&quot;&quot;;  VLOOKUP([.H33]; [.$B$6:.$C$100];2;0); &quot;&quot;&quot;&quot;; &quot;, &quot;; &quot;&quot;&quot;&quot;; VLOOKUP([.J33]; [.$B$6:.$C$100];2;0); &quot;&quot;&quot;&quot;; &quot;, &quot;&quot;MixSuccessFeedback&quot;&quot;),&quot;)" office:value-type="string" office:string-value="Create(&quot;Plant&quot;, &quot;Air&quot;, &quot;Seed&quot;, &quot;MixSuccessFeedback&quot;)," calcext:value-type="string">
            <text:p>Create("Plant", "Air", "Seed", "MixSuccessFeedback"),</text:p>
          </table:table-cell>
          <table:table-cell table:style-name="ce4" table:formula="of:=IF(ISNA([.L33]); &quot;&quot;; [.L33])" office:value-type="string" office:string-value="Create(&quot;Plant&quot;, &quot;Air&quot;, &quot;Seed&quot;, &quot;MixSuccessFeedback&quot;)," calcext:value-type="string">
            <text:p>Create("Plant", "Air", "Seed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4]; [.$B$6:.$C$100];2;0); &quot;&quot;&quot;&quot;; &quot;, &quot; ;&quot;&quot;&quot;&quot;;  VLOOKUP([.H34]; [.$B$6:.$C$100];2;0); &quot;&quot;&quot;&quot;; &quot;, &quot;; &quot;&quot;&quot;&quot;; VLOOKUP([.J3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4]); &quot;&quot;; [.L34]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t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</text:p>
          </table:table-cell>
          <table:table-cell/>
          <table:table-cell table:formula="of:= CONCATENATE(&quot;Create(&quot;; &quot;&quot;&quot;&quot;; VLOOKUP([.G35]; [.$B$6:.$C$100];2;0); &quot;&quot;&quot;&quot;; &quot;, &quot; ;&quot;&quot;&quot;&quot;;  VLOOKUP([.H35]; [.$B$6:.$C$100];2;0); &quot;&quot;&quot;&quot;; &quot;, &quot;; &quot;&quot;&quot;&quot;; VLOOKUP([.J35]; [.$B$6:.$C$100];2;0); &quot;&quot;&quot;&quot;; &quot;, &quot;&quot;MixSuccessFeedback&quot;&quot;),&quot;)" office:value-type="string" office:string-value="Create(&quot;Dust&quot;, &quot;Fire&quot;, &quot;Combustion&quot;, &quot;MixSuccessFeedback&quot;)," calcext:value-type="string">
            <text:p>Create("Dust", "Fire", "Combustion", "MixSuccessFeedback"),</text:p>
          </table:table-cell>
          <table:table-cell table:style-name="ce4" table:formula="of:=IF(ISNA([.L35]); &quot;&quot;; [.L35])" office:value-type="string" office:string-value="Create(&quot;Dust&quot;, &quot;Fire&quot;, &quot;Combustion&quot;, &quot;MixSuccessFeedback&quot;)," calcext:value-type="string">
            <text:p>Create("Dust", "Fire", "Combustion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aling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</text:p>
          </table:table-cell>
          <table:table-cell/>
          <table:table-cell table:formula="of:= CONCATENATE(&quot;Create(&quot;; &quot;&quot;&quot;&quot;; VLOOKUP([.G36]; [.$B$6:.$C$100];2;0); &quot;&quot;&quot;&quot;; &quot;, &quot; ;&quot;&quot;&quot;&quot;;  VLOOKUP([.H36]; [.$B$6:.$C$100];2;0); &quot;&quot;&quot;&quot;; &quot;, &quot;; &quot;&quot;&quot;&quot;; VLOOKUP([.J36]; [.$B$6:.$C$100];2;0); &quot;&quot;&quot;&quot;; &quot;, &quot;&quot;MixSuccessFeedback&quot;&quot;),&quot;)" office:value-type="string" office:string-value="Create(&quot;Dust&quot;, &quot;Water&quot;, &quot;Mud&quot;, &quot;MixSuccessFeedback&quot;)," calcext:value-type="string">
            <text:p>Create("Dust", "Water", "Mud", "MixSuccessFeedback"),</text:p>
          </table:table-cell>
          <table:table-cell table:style-name="ce4" table:formula="of:=IF(ISNA([.L36]); &quot;&quot;; [.L36])" office:value-type="string" office:string-value="Create(&quot;Dust&quot;, &quot;Water&quot;, &quot;Mud&quot;, &quot;MixSuccessFeedback&quot;)," calcext:value-type="string">
            <text:p>Create("Dust", "Water", "Mud", "MixSuccessFeedback"),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Pest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7]; [.$B$6:.$C$100];2;0); &quot;&quot;&quot;&quot;; &quot;, &quot; ;&quot;&quot;&quot;&quot;;  VLOOKUP([.H37]; [.$B$6:.$C$100];2;0); &quot;&quot;&quot;&quot;; &quot;, &quot;; &quot;&quot;&quot;&quot;; VLOOKUP([.J3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7]); &quot;&quot;; [.L37])">
            <text:p/>
          </table:table-cell>
          <table:table-cell table:number-columns-repeated="1011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8]; [.$B$6:.$C$100];2;0); &quot;&quot;&quot;&quot;; &quot;, &quot; ;&quot;&quot;&quot;&quot;;  VLOOKUP([.H38]; [.$B$6:.$C$100];2;0); &quot;&quot;&quot;&quot;; &quot;, &quot;; &quot;&quot;&quot;&quot;; VLOOKUP([.J3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8]); &quot;&quot;; [.L38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econdary + Secondary</text:p>
            <text:p>= Tertiary</text:p>
          </table:table-cell>
          <table:table-cell table:number-columns-repeated="2" office:value-type="string" calcext:value-type="string">
            <text:p>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9]; [.$B$6:.$C$100];2;0); &quot;&quot;&quot;&quot;; &quot;, &quot; ;&quot;&quot;&quot;&quot;;  VLOOKUP([.H39]; [.$B$6:.$C$100];2;0); &quot;&quot;&quot;&quot;; &quot;, &quot;; &quot;&quot;&quot;&quot;; VLOOKUP([.J3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9]); &quot;&quot;; [.L39])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ure</text:p>
          </table:table-cell>
          <table:table-cell table:number-columns-repeated="2"/>
          <table:table-cell table:style-name="ce2"/>
          <table:table-cell office:value-type="string" calcext:value-type="string">
            <text:p>st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/>
          <table:table-cell table:formula="of:= CONCATENATE(&quot;Create(&quot;; &quot;&quot;&quot;&quot;; VLOOKUP([.G40]; [.$B$6:.$C$100];2;0); &quot;&quot;&quot;&quot;; &quot;, &quot; ;&quot;&quot;&quot;&quot;;  VLOOKUP([.H40]; [.$B$6:.$C$100];2;0); &quot;&quot;&quot;&quot;; &quot;, &quot;; &quot;&quot;&quot;&quot;; VLOOKUP([.J4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0]); &quot;&quot;; [.L40])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</text:p>
          </table:table-cell>
          <table:table-cell/>
          <table:table-cell table:formula="of:= CONCATENATE(&quot;Create(&quot;; &quot;&quot;&quot;&quot;; VLOOKUP([.G41]; [.$B$6:.$C$100];2;0); &quot;&quot;&quot;&quot;; &quot;, &quot; ;&quot;&quot;&quot;&quot;;  VLOOKUP([.H41]; [.$B$6:.$C$100];2;0); &quot;&quot;&quot;&quot;; &quot;, &quot;; &quot;&quot;&quot;&quot;; VLOOKUP([.J41]; [.$B$6:.$C$100];2;0); &quot;&quot;&quot;&quot;; &quot;, &quot;&quot;MixSuccessFeedback&quot;&quot;),&quot;)" office:value-type="string" office:string-value="Create(&quot;Steam&quot;, &quot;Magma&quot;, &quot;Fire&quot;, &quot;MixSuccessFeedback&quot;)," calcext:value-type="string">
            <text:p>Create("Steam", "Magma", "Fire", "MixSuccessFeedback"),</text:p>
          </table:table-cell>
          <table:table-cell table:style-name="ce4" table:formula="of:=IF(ISNA([.L41]); &quot;&quot;; [.L41])" office:value-type="string" office:string-value="Create(&quot;Steam&quot;, &quot;Magma&quot;, &quot;Fire&quot;, &quot;MixSuccessFeedback&quot;)," calcext:value-type="string">
            <text:p>Create("Steam", "Magma", "Fire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formula="of:= CONCATENATE(&quot;Create(&quot;; &quot;&quot;&quot;&quot;; VLOOKUP([.G42]; [.$B$6:.$C$100];2;0); &quot;&quot;&quot;&quot;; &quot;, &quot; ;&quot;&quot;&quot;&quot;;  VLOOKUP([.H42]; [.$B$6:.$C$100];2;0); &quot;&quot;&quot;&quot;; &quot;, &quot;; &quot;&quot;&quot;&quot;; VLOOKUP([.J42]; [.$B$6:.$C$100];2;0); &quot;&quot;&quot;&quot;; &quot;, &quot;&quot;MixSuccessFeedback&quot;&quot;),&quot;)" office:value-type="string" office:string-value="Create(&quot;Steam&quot;, &quot;Lightning&quot;, &quot;Fire&quot;, &quot;MixSuccessFeedback&quot;)," calcext:value-type="string">
            <text:p>Create("Steam", "Lightning", "Fire", "MixSuccessFeedback"),</text:p>
          </table:table-cell>
          <table:table-cell table:style-name="ce4" table:formula="of:=IF(ISNA([.L42]); &quot;&quot;; [.L42])" office:value-type="string" office:string-value="Create(&quot;Steam&quot;, &quot;Lightning&quot;, &quot;Fire&quot;, &quot;MixSuccessFeedback&quot;)," calcext:value-type="string">
            <text:p>Create("Steam", "Lightning", "Fire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</text:p>
          </table:table-cell>
          <table:table-cell/>
          <table:table-cell table:formula="of:= CONCATENATE(&quot;Create(&quot;; &quot;&quot;&quot;&quot;; VLOOKUP([.G43]; [.$B$6:.$C$100];2;0); &quot;&quot;&quot;&quot;; &quot;, &quot; ;&quot;&quot;&quot;&quot;;  VLOOKUP([.H43]; [.$B$6:.$C$100];2;0); &quot;&quot;&quot;&quot;; &quot;, &quot;; &quot;&quot;&quot;&quot;; VLOOKUP([.J43]; [.$B$6:.$C$100];2;0); &quot;&quot;&quot;&quot;; &quot;, &quot;&quot;MixSuccessFeedback&quot;&quot;),&quot;)" office:value-type="string" office:string-value="Create(&quot;Steam&quot;, &quot;Plant&quot;, &quot;Water&quot;, &quot;MixSuccessFeedback&quot;)," calcext:value-type="string">
            <text:p>Create("Steam", "Plant", "Water", "MixSuccessFeedback"),</text:p>
          </table:table-cell>
          <table:table-cell table:style-name="ce4" table:formula="of:=IF(ISNA([.L43]); &quot;&quot;; [.L43])" office:value-type="string" office:string-value="Create(&quot;Steam&quot;, &quot;Plant&quot;, &quot;Water&quot;, &quot;MixSuccessFeedback&quot;)," calcext:value-type="string">
            <text:p>Create("Steam", "Plant", "Wate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e</text:p>
          </table:table-cell>
          <table:table-cell/>
          <table:table-cell table:formula="of:= CONCATENATE(&quot;Create(&quot;; &quot;&quot;&quot;&quot;; VLOOKUP([.G44]; [.$B$6:.$C$100];2;0); &quot;&quot;&quot;&quot;; &quot;, &quot; ;&quot;&quot;&quot;&quot;;  VLOOKUP([.H44]; [.$B$6:.$C$100];2;0); &quot;&quot;&quot;&quot;; &quot;, &quot;; &quot;&quot;&quot;&quot;; VLOOKUP([.J44]; [.$B$6:.$C$100];2;0); &quot;&quot;&quot;&quot;; &quot;, &quot;&quot;MixSuccessFeedback&quot;&quot;),&quot;)" office:value-type="string" office:string-value="Create(&quot;Steam&quot;, &quot;Dust&quot;, &quot;Pest&quot;, &quot;MixSuccessFeedback&quot;)," calcext:value-type="string">
            <text:p>Create("Steam", "Dust", "Pest", "MixSuccessFeedback"),</text:p>
          </table:table-cell>
          <table:table-cell table:style-name="ce4" table:formula="of:=IF(ISNA([.L44]); &quot;&quot;; [.L44])" office:value-type="string" office:string-value="Create(&quot;Steam&quot;, &quot;Dust&quot;, &quot;Pest&quot;, &quot;MixSuccessFeedback&quot;)," calcext:value-type="string">
            <text:p>Create("Steam", "Dust", "Pest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45]; [.$B$6:.$C$100];2;0); &quot;&quot;&quot;&quot;; &quot;, &quot; ;&quot;&quot;&quot;&quot;;  VLOOKUP([.H45]; [.$B$6:.$C$100];2;0); &quot;&quot;&quot;&quot;; &quot;, &quot;; &quot;&quot;&quot;&quot;; VLOOKUP([.J4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5]); &quot;&quot;; [.L4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e</text:p>
          </table:table-cell>
          <table:table-cell/>
          <table:table-cell table:formula="of:= CONCATENATE(&quot;Create(&quot;; &quot;&quot;&quot;&quot;; VLOOKUP([.G46]; [.$B$6:.$C$100];2;0); &quot;&quot;&quot;&quot;; &quot;, &quot; ;&quot;&quot;&quot;&quot;;  VLOOKUP([.H46]; [.$B$6:.$C$100];2;0); &quot;&quot;&quot;&quot;; &quot;, &quot;; &quot;&quot;&quot;&quot;; VLOOKUP([.J46]; [.$B$6:.$C$100];2;0); &quot;&quot;&quot;&quot;; &quot;, &quot;&quot;MixSuccessFeedback&quot;&quot;),&quot;)" office:value-type="string" office:string-value="Create(&quot;Ghost&quot;, &quot;Magma&quot;, &quot;Metal&quot;, &quot;MixSuccessFeedback&quot;)," calcext:value-type="string">
            <text:p>Create("Ghost", "Magma", "Metal", "MixSuccessFeedback"),</text:p>
          </table:table-cell>
          <table:table-cell table:style-name="ce4" table:formula="of:=IF(ISNA([.L46]); &quot;&quot;; [.L46])" office:value-type="string" office:string-value="Create(&quot;Ghost&quot;, &quot;Magma&quot;, &quot;Metal&quot;, &quot;MixSuccessFeedback&quot;)," calcext:value-type="string">
            <text:p>Create("Ghost", "Magma", "Metal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</text:p>
          </table:table-cell>
          <table:table-cell/>
          <table:table-cell table:formula="of:= CONCATENATE(&quot;Create(&quot;; &quot;&quot;&quot;&quot;; VLOOKUP([.G47]; [.$B$6:.$C$100];2;0); &quot;&quot;&quot;&quot;; &quot;, &quot; ;&quot;&quot;&quot;&quot;;  VLOOKUP([.H47]; [.$B$6:.$C$100];2;0); &quot;&quot;&quot;&quot;; &quot;, &quot;; &quot;&quot;&quot;&quot;; VLOOKUP([.J47]; [.$B$6:.$C$100];2;0); &quot;&quot;&quot;&quot;; &quot;, &quot;&quot;MixSuccessFeedback&quot;&quot;),&quot;)" office:value-type="string" office:string-value="Create(&quot;Ghost&quot;, &quot;Lightning&quot;, &quot;Air&quot;, &quot;MixSuccessFeedback&quot;)," calcext:value-type="string">
            <text:p>Create("Ghost", "Lightning", "Air", "MixSuccessFeedback"),</text:p>
          </table:table-cell>
          <table:table-cell table:style-name="ce4" table:formula="of:=IF(ISNA([.L47]); &quot;&quot;; [.L47])" office:value-type="string" office:string-value="Create(&quot;Ghost&quot;, &quot;Lightning&quot;, &quot;Air&quot;, &quot;MixSuccessFeedback&quot;)," calcext:value-type="string">
            <text:p>Create("Ghost", "Lightning", "Ai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</text:p>
          </table:table-cell>
          <table:table-cell/>
          <table:table-cell table:formula="of:= CONCATENATE(&quot;Create(&quot;; &quot;&quot;&quot;&quot;; VLOOKUP([.G48]; [.$B$6:.$C$100];2;0); &quot;&quot;&quot;&quot;; &quot;, &quot; ;&quot;&quot;&quot;&quot;;  VLOOKUP([.H48]; [.$B$6:.$C$100];2;0); &quot;&quot;&quot;&quot;; &quot;, &quot;; &quot;&quot;&quot;&quot;; VLOOKUP([.J48]; [.$B$6:.$C$100];2;0); &quot;&quot;&quot;&quot;; &quot;, &quot;&quot;MixSuccessFeedback&quot;&quot;),&quot;)" office:value-type="string" office:string-value="Create(&quot;Ghost&quot;, &quot;Plant&quot;, &quot;Water&quot;, &quot;MixSuccessFeedback&quot;)," calcext:value-type="string">
            <text:p>Create("Ghost", "Plant", "Water", "MixSuccessFeedback"),</text:p>
          </table:table-cell>
          <table:table-cell table:style-name="ce4" table:formula="of:=IF(ISNA([.L48]); &quot;&quot;; [.L48])" office:value-type="string" office:string-value="Create(&quot;Ghost&quot;, &quot;Plant&quot;, &quot;Water&quot;, &quot;MixSuccessFeedback&quot;)," calcext:value-type="string">
            <text:p>Create("Ghost", "Plant", "Water", "MixSuccessFeedback"),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/>
          <table:table-cell office:value-type="string" calcext:value-type="string">
            <text:p>gh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formula="of:= CONCATENATE(&quot;Create(&quot;; &quot;&quot;&quot;&quot;; VLOOKUP([.G49]; [.$B$6:.$C$100];2;0); &quot;&quot;&quot;&quot;; &quot;, &quot; ;&quot;&quot;&quot;&quot;;  VLOOKUP([.H49]; [.$B$6:.$C$100];2;0); &quot;&quot;&quot;&quot;; &quot;, &quot;; &quot;&quot;&quot;&quot;; VLOOKUP([.J49]; [.$B$6:.$C$100];2;0); &quot;&quot;&quot;&quot;; &quot;, &quot;&quot;MixSuccessFeedback&quot;&quot;),&quot;)" office:value-type="string" office:string-value="Create(&quot;Ghost&quot;, &quot;Dust&quot;, &quot;Air&quot;, &quot;MixSuccessFeedback&quot;)," calcext:value-type="string">
            <text:p>Create("Ghost", "Dust", "Air", "MixSuccessFeedback"),</text:p>
          </table:table-cell>
          <table:table-cell table:style-name="ce4" table:formula="of:=IF(ISNA([.L49]); &quot;&quot;; [.L49])" office:value-type="string" office:string-value="Create(&quot;Ghost&quot;, &quot;Dust&quot;, &quot;Air&quot;, &quot;MixSuccessFeedback&quot;)," calcext:value-type="string">
            <text:p>Create("Ghost", "Dust", "Ai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0]; [.$B$6:.$C$100];2;0); &quot;&quot;&quot;&quot;; &quot;, &quot; ;&quot;&quot;&quot;&quot;;  VLOOKUP([.H50]; [.$B$6:.$C$100];2;0); &quot;&quot;&quot;&quot;; &quot;, &quot;; &quot;&quot;&quot;&quot;; VLOOKUP([.J5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0]); &quot;&quot;; [.L5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</text:p>
          </table:table-cell>
          <table:table-cell/>
          <table:table-cell table:formula="of:= CONCATENATE(&quot;Create(&quot;; &quot;&quot;&quot;&quot;; VLOOKUP([.G51]; [.$B$6:.$C$100];2;0); &quot;&quot;&quot;&quot;; &quot;, &quot; ;&quot;&quot;&quot;&quot;;  VLOOKUP([.H51]; [.$B$6:.$C$100];2;0); &quot;&quot;&quot;&quot;; &quot;, &quot;; &quot;&quot;&quot;&quot;; VLOOKUP([.J51]; [.$B$6:.$C$100];2;0); &quot;&quot;&quot;&quot;; &quot;, &quot;&quot;MixSuccessFeedback&quot;&quot;),&quot;)" office:value-type="string" office:string-value="Create(&quot;Magma&quot;, &quot;Lightning&quot;, &quot;Fire&quot;, &quot;MixSuccessFeedback&quot;)," calcext:value-type="string">
            <text:p>Create("Magma", "Lightning", "Fire", "MixSuccessFeedback"),</text:p>
          </table:table-cell>
          <table:table-cell table:style-name="ce4" table:formula="of:=IF(ISNA([.L51]); &quot;&quot;; [.L51])" office:value-type="string" office:string-value="Create(&quot;Magma&quot;, &quot;Lightning&quot;, &quot;Fire&quot;, &quot;MixSuccessFeedback&quot;)," calcext:value-type="string">
            <text:p>Create("Magma", "Lightning", "Fire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/>
          <table:table-cell table:formula="of:= CONCATENATE(&quot;Create(&quot;; &quot;&quot;&quot;&quot;; VLOOKUP([.G52]; [.$B$6:.$C$100];2;0); &quot;&quot;&quot;&quot;; &quot;, &quot; ;&quot;&quot;&quot;&quot;;  VLOOKUP([.H52]; [.$B$6:.$C$100];2;0); &quot;&quot;&quot;&quot;; &quot;, &quot;; &quot;&quot;&quot;&quot;; VLOOKUP([.J52]; [.$B$6:.$C$100];2;0); &quot;&quot;&quot;&quot;; &quot;, &quot;&quot;MixSuccessFeedback&quot;&quot;),&quot;)" office:value-type="string" office:string-value="Create(&quot;Magma&quot;, &quot;Plant&quot;, &quot;Earth&quot;, &quot;MixSuccessFeedback&quot;)," calcext:value-type="string">
            <text:p>Create("Magma", "Plant", "Earth", "MixSuccessFeedback"),</text:p>
          </table:table-cell>
          <table:table-cell table:style-name="ce4" table:formula="of:=IF(ISNA([.L52]); &quot;&quot;; [.L52])" office:value-type="string" office:string-value="Create(&quot;Magma&quot;, &quot;Plant&quot;, &quot;Earth&quot;, &quot;MixSuccessFeedback&quot;)," calcext:value-type="string">
            <text:p>Create("Magma", "Plant", "Earth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/>
          <table:table-cell table:formula="of:= CONCATENATE(&quot;Create(&quot;; &quot;&quot;&quot;&quot;; VLOOKUP([.G53]; [.$B$6:.$C$100];2;0); &quot;&quot;&quot;&quot;; &quot;, &quot; ;&quot;&quot;&quot;&quot;;  VLOOKUP([.H53]; [.$B$6:.$C$100];2;0); &quot;&quot;&quot;&quot;; &quot;, &quot;; &quot;&quot;&quot;&quot;; VLOOKUP([.J53]; [.$B$6:.$C$100];2;0); &quot;&quot;&quot;&quot;; &quot;, &quot;&quot;MixSuccessFeedback&quot;&quot;),&quot;)" office:value-type="string" office:string-value="Create(&quot;Magma&quot;, &quot;Dust&quot;, &quot;Earth&quot;, &quot;MixSuccessFeedback&quot;)," calcext:value-type="string">
            <text:p>Create("Magma", "Dust", "Earth", "MixSuccessFeedback"),</text:p>
          </table:table-cell>
          <table:table-cell table:style-name="ce4" table:formula="of:=IF(ISNA([.L53]); &quot;&quot;; [.L53])" office:value-type="string" office:string-value="Create(&quot;Magma&quot;, &quot;Dust&quot;, &quot;Earth&quot;, &quot;MixSuccessFeedback&quot;)," calcext:value-type="string">
            <text:p>Create("Magma", "Dust", "Earth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4]; [.$B$6:.$C$100];2;0); &quot;&quot;&quot;&quot;; &quot;, &quot; ;&quot;&quot;&quot;&quot;;  VLOOKUP([.H54]; [.$B$6:.$C$100];2;0); &quot;&quot;&quot;&quot;; &quot;, &quot;; &quot;&quot;&quot;&quot;; VLOOKUP([.J5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4]); &quot;&quot;; [.L5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he</text:p>
          </table:table-cell>
          <table:table-cell/>
          <table:table-cell table:formula="of:= CONCATENATE(&quot;Create(&quot;; &quot;&quot;&quot;&quot;; VLOOKUP([.G55]; [.$B$6:.$C$100];2;0); &quot;&quot;&quot;&quot;; &quot;, &quot; ;&quot;&quot;&quot;&quot;;  VLOOKUP([.H55]; [.$B$6:.$C$100];2;0); &quot;&quot;&quot;&quot;; &quot;, &quot;; &quot;&quot;&quot;&quot;; VLOOKUP([.J55]; [.$B$6:.$C$100];2;0); &quot;&quot;&quot;&quot;; &quot;, &quot;&quot;MixSuccessFeedback&quot;&quot;),&quot;)" office:value-type="string" office:string-value="Create(&quot;Lightning&quot;, &quot;Plant&quot;, &quot;Healing&quot;, &quot;MixSuccessFeedback&quot;)," calcext:value-type="string">
            <text:p>Create("Lightning", "Plant", "Healing", "MixSuccessFeedback"),</text:p>
          </table:table-cell>
          <table:table-cell table:style-name="ce4" table:formula="of:=IF(ISNA([.L55]); &quot;&quot;; [.L55])" office:value-type="string" office:string-value="Create(&quot;Lightning&quot;, &quot;Plant&quot;, &quot;Healing&quot;, &quot;MixSuccessFeedback&quot;)," calcext:value-type="string">
            <text:p>Create("Lightning", "Plant", "Healing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</text:p>
          </table:table-cell>
          <table:table-cell/>
          <table:table-cell table:formula="of:= CONCATENATE(&quot;Create(&quot;; &quot;&quot;&quot;&quot;; VLOOKUP([.G56]; [.$B$6:.$C$100];2;0); &quot;&quot;&quot;&quot;; &quot;, &quot; ;&quot;&quot;&quot;&quot;;  VLOOKUP([.H56]; [.$B$6:.$C$100];2;0); &quot;&quot;&quot;&quot;; &quot;, &quot;; &quot;&quot;&quot;&quot;; VLOOKUP([.J56]; [.$B$6:.$C$100];2;0); &quot;&quot;&quot;&quot;; &quot;, &quot;&quot;MixSuccessFeedback&quot;&quot;),&quot;)" office:value-type="string" office:string-value="Create(&quot;Lightning&quot;, &quot;Dust&quot;, &quot;Air&quot;, &quot;MixSuccessFeedback&quot;)," calcext:value-type="string">
            <text:p>Create("Lightning", "Dust", "Air", "MixSuccessFeedback"),</text:p>
          </table:table-cell>
          <table:table-cell table:style-name="ce4" table:formula="of:=IF(ISNA([.L56]); &quot;&quot;; [.L56])" office:value-type="string" office:string-value="Create(&quot;Lightning&quot;, &quot;Dust&quot;, &quot;Air&quot;, &quot;MixSuccessFeedback&quot;)," calcext:value-type="string">
            <text:p>Create("Lightning", "Dust", "Ai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7]; [.$B$6:.$C$100];2;0); &quot;&quot;&quot;&quot;; &quot;, &quot; ;&quot;&quot;&quot;&quot;;  VLOOKUP([.H57]; [.$B$6:.$C$100];2;0); &quot;&quot;&quot;&quot;; &quot;, &quot;; &quot;&quot;&quot;&quot;; VLOOKUP([.J5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7]); &quot;&quot;; [.L5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/>
          <table:table-cell table:formula="of:= CONCATENATE(&quot;Create(&quot;; &quot;&quot;&quot;&quot;; VLOOKUP([.G58]; [.$B$6:.$C$100];2;0); &quot;&quot;&quot;&quot;; &quot;, &quot; ;&quot;&quot;&quot;&quot;;  VLOOKUP([.H58]; [.$B$6:.$C$100];2;0); &quot;&quot;&quot;&quot;; &quot;, &quot;; &quot;&quot;&quot;&quot;; VLOOKUP([.J58]; [.$B$6:.$C$100];2;0); &quot;&quot;&quot;&quot;; &quot;, &quot;&quot;MixSuccessFeedback&quot;&quot;),&quot;)" office:value-type="string" office:string-value="Create(&quot;Plant&quot;, &quot;Dust&quot;, &quot;Earth&quot;, &quot;MixSuccessFeedback&quot;)," calcext:value-type="string">
            <text:p>Create("Plant", "Dust", "Earth", "MixSuccessFeedback"),</text:p>
          </table:table-cell>
          <table:table-cell table:style-name="ce4" table:formula="of:=IF(ISNA([.L58]); &quot;&quot;; [.L58])" office:value-type="string" office:string-value="Create(&quot;Plant&quot;, &quot;Dust&quot;, &quot;Earth&quot;, &quot;MixSuccessFeedback&quot;)," calcext:value-type="string">
            <text:p>Create("Plant", "Dust", "Earth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9]; [.$B$6:.$C$100];2;0); &quot;&quot;&quot;&quot;; &quot;, &quot; ;&quot;&quot;&quot;&quot;;  VLOOKUP([.H59]; [.$B$6:.$C$100];2;0); &quot;&quot;&quot;&quot;; &quot;, &quot;; &quot;&quot;&quot;&quot;; VLOOKUP([.J5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9]); &quot;&quot;; [.L59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econdary + SecPrim</text:p>
            <text:p>= SecSecPri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0]; [.$B$6:.$C$100];2;0); &quot;&quot;&quot;&quot;; &quot;, &quot; ;&quot;&quot;&quot;&quot;;  VLOOKUP([.H60]; [.$B$6:.$C$100];2;0); &quot;&quot;&quot;&quot;; &quot;, &quot;; &quot;&quot;&quot;&quot;; VLOOKUP([.J6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0]); &quot;&quot;; [.L6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1]; [.$B$6:.$C$100];2;0); &quot;&quot;&quot;&quot;; &quot;, &quot; ;&quot;&quot;&quot;&quot;;  VLOOKUP([.H61]; [.$B$6:.$C$100];2;0); &quot;&quot;&quot;&quot;; &quot;, &quot;; &quot;&quot;&quot;&quot;; VLOOKUP([.J6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1]); &quot;&quot;; [.L6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2]; [.$B$6:.$C$100];2;0); &quot;&quot;&quot;&quot;; &quot;, &quot; ;&quot;&quot;&quot;&quot;;  VLOOKUP([.H62]; [.$B$6:.$C$100];2;0); &quot;&quot;&quot;&quot;; &quot;, &quot;; &quot;&quot;&quot;&quot;; VLOOKUP([.J6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2]); &quot;&quot;; [.L6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3]; [.$B$6:.$C$100];2;0); &quot;&quot;&quot;&quot;; &quot;, &quot; ;&quot;&quot;&quot;&quot;;  VLOOKUP([.H63]; [.$B$6:.$C$100];2;0); &quot;&quot;&quot;&quot;; &quot;, &quot;; &quot;&quot;&quot;&quot;; VLOOKUP([.J6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3]); &quot;&quot;; [.L6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4]; [.$B$6:.$C$100];2;0); &quot;&quot;&quot;&quot;; &quot;, &quot; ;&quot;&quot;&quot;&quot;;  VLOOKUP([.H64]; [.$B$6:.$C$100];2;0); &quot;&quot;&quot;&quot;; &quot;, &quot;; &quot;&quot;&quot;&quot;; VLOOKUP([.J6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4]); &quot;&quot;; [.L6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5]; [.$B$6:.$C$100];2;0); &quot;&quot;&quot;&quot;; &quot;, &quot; ;&quot;&quot;&quot;&quot;;  VLOOKUP([.H65]; [.$B$6:.$C$100];2;0); &quot;&quot;&quot;&quot;; &quot;, &quot;; &quot;&quot;&quot;&quot;; VLOOKUP([.J6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5]); &quot;&quot;; [.L6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6]; [.$B$6:.$C$100];2;0); &quot;&quot;&quot;&quot;; &quot;, &quot; ;&quot;&quot;&quot;&quot;;  VLOOKUP([.H66]; [.$B$6:.$C$100];2;0); &quot;&quot;&quot;&quot;; &quot;, &quot;; &quot;&quot;&quot;&quot;; VLOOKUP([.J6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6]); &quot;&quot;; [.L6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7]; [.$B$6:.$C$100];2;0); &quot;&quot;&quot;&quot;; &quot;, &quot; ;&quot;&quot;&quot;&quot;;  VLOOKUP([.H67]; [.$B$6:.$C$100];2;0); &quot;&quot;&quot;&quot;; &quot;, &quot;; &quot;&quot;&quot;&quot;; VLOOKUP([.J6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7]); &quot;&quot;; [.L6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8]; [.$B$6:.$C$100];2;0); &quot;&quot;&quot;&quot;; &quot;, &quot; ;&quot;&quot;&quot;&quot;;  VLOOKUP([.H68]; [.$B$6:.$C$100];2;0); &quot;&quot;&quot;&quot;; &quot;, &quot;; &quot;&quot;&quot;&quot;; VLOOKUP([.J6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8]); &quot;&quot;; [.L6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9]; [.$B$6:.$C$100];2;0); &quot;&quot;&quot;&quot;; &quot;, &quot; ;&quot;&quot;&quot;&quot;;  VLOOKUP([.H69]; [.$B$6:.$C$100];2;0); &quot;&quot;&quot;&quot;; &quot;, &quot;; &quot;&quot;&quot;&quot;; VLOOKUP([.J6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9]); &quot;&quot;; [.L6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0]; [.$B$6:.$C$100];2;0); &quot;&quot;&quot;&quot;; &quot;, &quot; ;&quot;&quot;&quot;&quot;;  VLOOKUP([.H70]; [.$B$6:.$C$100];2;0); &quot;&quot;&quot;&quot;; &quot;, &quot;; &quot;&quot;&quot;&quot;; VLOOKUP([.J7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0]); &quot;&quot;; [.L7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1]; [.$B$6:.$C$100];2;0); &quot;&quot;&quot;&quot;; &quot;, &quot; ;&quot;&quot;&quot;&quot;;  VLOOKUP([.H71]; [.$B$6:.$C$100];2;0); &quot;&quot;&quot;&quot;; &quot;, &quot;; &quot;&quot;&quot;&quot;; VLOOKUP([.J7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1]); &quot;&quot;; [.L7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2]; [.$B$6:.$C$100];2;0); &quot;&quot;&quot;&quot;; &quot;, &quot; ;&quot;&quot;&quot;&quot;;  VLOOKUP([.H72]; [.$B$6:.$C$100];2;0); &quot;&quot;&quot;&quot;; &quot;, &quot;; &quot;&quot;&quot;&quot;; VLOOKUP([.J7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2]); &quot;&quot;; [.L7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3]; [.$B$6:.$C$100];2;0); &quot;&quot;&quot;&quot;; &quot;, &quot; ;&quot;&quot;&quot;&quot;;  VLOOKUP([.H73]; [.$B$6:.$C$100];2;0); &quot;&quot;&quot;&quot;; &quot;, &quot;; &quot;&quot;&quot;&quot;; VLOOKUP([.J7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3]); &quot;&quot;; [.L7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4]; [.$B$6:.$C$100];2;0); &quot;&quot;&quot;&quot;; &quot;, &quot; ;&quot;&quot;&quot;&quot;;  VLOOKUP([.H74]; [.$B$6:.$C$100];2;0); &quot;&quot;&quot;&quot;; &quot;, &quot;; &quot;&quot;&quot;&quot;; VLOOKUP([.J7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4]); &quot;&quot;; [.L7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5]; [.$B$6:.$C$100];2;0); &quot;&quot;&quot;&quot;; &quot;, &quot; ;&quot;&quot;&quot;&quot;;  VLOOKUP([.H75]; [.$B$6:.$C$100];2;0); &quot;&quot;&quot;&quot;; &quot;, &quot;; &quot;&quot;&quot;&quot;; VLOOKUP([.J7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5]); &quot;&quot;; [.L7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6]; [.$B$6:.$C$100];2;0); &quot;&quot;&quot;&quot;; &quot;, &quot; ;&quot;&quot;&quot;&quot;;  VLOOKUP([.H76]; [.$B$6:.$C$100];2;0); &quot;&quot;&quot;&quot;; &quot;, &quot;; &quot;&quot;&quot;&quot;; VLOOKUP([.J7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6]); &quot;&quot;; [.L7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7]; [.$B$6:.$C$100];2;0); &quot;&quot;&quot;&quot;; &quot;, &quot; ;&quot;&quot;&quot;&quot;;  VLOOKUP([.H77]; [.$B$6:.$C$100];2;0); &quot;&quot;&quot;&quot;; &quot;, &quot;; &quot;&quot;&quot;&quot;; VLOOKUP([.J7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7]); &quot;&quot;; [.L7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8]; [.$B$6:.$C$100];2;0); &quot;&quot;&quot;&quot;; &quot;, &quot; ;&quot;&quot;&quot;&quot;;  VLOOKUP([.H78]; [.$B$6:.$C$100];2;0); &quot;&quot;&quot;&quot;; &quot;, &quot;; &quot;&quot;&quot;&quot;; VLOOKUP([.J7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8]); &quot;&quot;; [.L7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9]; [.$B$6:.$C$100];2;0); &quot;&quot;&quot;&quot;; &quot;, &quot; ;&quot;&quot;&quot;&quot;;  VLOOKUP([.H79]; [.$B$6:.$C$100];2;0); &quot;&quot;&quot;&quot;; &quot;, &quot;; &quot;&quot;&quot;&quot;; VLOOKUP([.J7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9]); &quot;&quot;; [.L7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0]; [.$B$6:.$C$100];2;0); &quot;&quot;&quot;&quot;; &quot;, &quot; ;&quot;&quot;&quot;&quot;;  VLOOKUP([.H80]; [.$B$6:.$C$100];2;0); &quot;&quot;&quot;&quot;; &quot;, &quot;; &quot;&quot;&quot;&quot;; VLOOKUP([.J8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0]); &quot;&quot;; [.L8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1]; [.$B$6:.$C$100];2;0); &quot;&quot;&quot;&quot;; &quot;, &quot; ;&quot;&quot;&quot;&quot;;  VLOOKUP([.H81]; [.$B$6:.$C$100];2;0); &quot;&quot;&quot;&quot;; &quot;, &quot;; &quot;&quot;&quot;&quot;; VLOOKUP([.J8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1]); &quot;&quot;; [.L8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2]; [.$B$6:.$C$100];2;0); &quot;&quot;&quot;&quot;; &quot;, &quot; ;&quot;&quot;&quot;&quot;;  VLOOKUP([.H82]; [.$B$6:.$C$100];2;0); &quot;&quot;&quot;&quot;; &quot;, &quot;; &quot;&quot;&quot;&quot;; VLOOKUP([.J8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2]); &quot;&quot;; [.L8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3]; [.$B$6:.$C$100];2;0); &quot;&quot;&quot;&quot;; &quot;, &quot; ;&quot;&quot;&quot;&quot;;  VLOOKUP([.H83]; [.$B$6:.$C$100];2;0); &quot;&quot;&quot;&quot;; &quot;, &quot;; &quot;&quot;&quot;&quot;; VLOOKUP([.J8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3]); &quot;&quot;; [.L8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4]; [.$B$6:.$C$100];2;0); &quot;&quot;&quot;&quot;; &quot;, &quot; ;&quot;&quot;&quot;&quot;;  VLOOKUP([.H84]; [.$B$6:.$C$100];2;0); &quot;&quot;&quot;&quot;; &quot;, &quot;; &quot;&quot;&quot;&quot;; VLOOKUP([.J8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4]); &quot;&quot;; [.L8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5]; [.$B$6:.$C$100];2;0); &quot;&quot;&quot;&quot;; &quot;, &quot; ;&quot;&quot;&quot;&quot;;  VLOOKUP([.H85]; [.$B$6:.$C$100];2;0); &quot;&quot;&quot;&quot;; &quot;, &quot;; &quot;&quot;&quot;&quot;; VLOOKUP([.J8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5]); &quot;&quot;; [.L8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6]; [.$B$6:.$C$100];2;0); &quot;&quot;&quot;&quot;; &quot;, &quot; ;&quot;&quot;&quot;&quot;;  VLOOKUP([.H86]; [.$B$6:.$C$100];2;0); &quot;&quot;&quot;&quot;; &quot;, &quot;; &quot;&quot;&quot;&quot;; VLOOKUP([.J8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6]); &quot;&quot;; [.L8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7]; [.$B$6:.$C$100];2;0); &quot;&quot;&quot;&quot;; &quot;, &quot; ;&quot;&quot;&quot;&quot;;  VLOOKUP([.H87]; [.$B$6:.$C$100];2;0); &quot;&quot;&quot;&quot;; &quot;, &quot;; &quot;&quot;&quot;&quot;; VLOOKUP([.J8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7]); &quot;&quot;; [.L8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8]; [.$B$6:.$C$100];2;0); &quot;&quot;&quot;&quot;; &quot;, &quot; ;&quot;&quot;&quot;&quot;;  VLOOKUP([.H88]; [.$B$6:.$C$100];2;0); &quot;&quot;&quot;&quot;; &quot;, &quot;; &quot;&quot;&quot;&quot;; VLOOKUP([.J8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8]); &quot;&quot;; [.L8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9]; [.$B$6:.$C$100];2;0); &quot;&quot;&quot;&quot;; &quot;, &quot; ;&quot;&quot;&quot;&quot;;  VLOOKUP([.H89]; [.$B$6:.$C$100];2;0); &quot;&quot;&quot;&quot;; &quot;, &quot;; &quot;&quot;&quot;&quot;; VLOOKUP([.J8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9]); &quot;&quot;; [.L8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0]; [.$B$6:.$C$100];2;0); &quot;&quot;&quot;&quot;; &quot;, &quot; ;&quot;&quot;&quot;&quot;;  VLOOKUP([.H90]; [.$B$6:.$C$100];2;0); &quot;&quot;&quot;&quot;; &quot;, &quot;; &quot;&quot;&quot;&quot;; VLOOKUP([.J9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0]); &quot;&quot;; [.L9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1]; [.$B$6:.$C$100];2;0); &quot;&quot;&quot;&quot;; &quot;, &quot; ;&quot;&quot;&quot;&quot;;  VLOOKUP([.H91]; [.$B$6:.$C$100];2;0); &quot;&quot;&quot;&quot;; &quot;, &quot;; &quot;&quot;&quot;&quot;; VLOOKUP([.J9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1]); &quot;&quot;; [.L9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2]; [.$B$6:.$C$100];2;0); &quot;&quot;&quot;&quot;; &quot;, &quot; ;&quot;&quot;&quot;&quot;;  VLOOKUP([.H92]; [.$B$6:.$C$100];2;0); &quot;&quot;&quot;&quot;; &quot;, &quot;; &quot;&quot;&quot;&quot;; VLOOKUP([.J9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2]); &quot;&quot;; [.L9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3]; [.$B$6:.$C$100];2;0); &quot;&quot;&quot;&quot;; &quot;, &quot; ;&quot;&quot;&quot;&quot;;  VLOOKUP([.H93]; [.$B$6:.$C$100];2;0); &quot;&quot;&quot;&quot;; &quot;, &quot;; &quot;&quot;&quot;&quot;; VLOOKUP([.J9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3]); &quot;&quot;; [.L9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4]; [.$B$6:.$C$100];2;0); &quot;&quot;&quot;&quot;; &quot;, &quot; ;&quot;&quot;&quot;&quot;;  VLOOKUP([.H94]; [.$B$6:.$C$100];2;0); &quot;&quot;&quot;&quot;; &quot;, &quot;; &quot;&quot;&quot;&quot;; VLOOKUP([.J9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4]); &quot;&quot;; [.L9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5]; [.$B$6:.$C$100];2;0); &quot;&quot;&quot;&quot;; &quot;, &quot; ;&quot;&quot;&quot;&quot;;  VLOOKUP([.H95]; [.$B$6:.$C$100];2;0); &quot;&quot;&quot;&quot;; &quot;, &quot;; &quot;&quot;&quot;&quot;; VLOOKUP([.J9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5]); &quot;&quot;; [.L9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6]; [.$B$6:.$C$100];2;0); &quot;&quot;&quot;&quot;; &quot;, &quot; ;&quot;&quot;&quot;&quot;;  VLOOKUP([.H96]; [.$B$6:.$C$100];2;0); &quot;&quot;&quot;&quot;; &quot;, &quot;; &quot;&quot;&quot;&quot;; VLOOKUP([.J9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6]); &quot;&quot;; [.L9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7]; [.$B$6:.$C$100];2;0); &quot;&quot;&quot;&quot;; &quot;, &quot; ;&quot;&quot;&quot;&quot;;  VLOOKUP([.H97]; [.$B$6:.$C$100];2;0); &quot;&quot;&quot;&quot;; &quot;, &quot;; &quot;&quot;&quot;&quot;; VLOOKUP([.J9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7]); &quot;&quot;; [.L9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8]; [.$B$6:.$C$100];2;0); &quot;&quot;&quot;&quot;; &quot;, &quot; ;&quot;&quot;&quot;&quot;;  VLOOKUP([.H98]; [.$B$6:.$C$100];2;0); &quot;&quot;&quot;&quot;; &quot;, &quot;; &quot;&quot;&quot;&quot;; VLOOKUP([.J9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8]); &quot;&quot;; [.L9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9]; [.$B$6:.$C$100];2;0); &quot;&quot;&quot;&quot;; &quot;, &quot; ;&quot;&quot;&quot;&quot;;  VLOOKUP([.H99]; [.$B$6:.$C$100];2;0); &quot;&quot;&quot;&quot;; &quot;, &quot;; &quot;&quot;&quot;&quot;; VLOOKUP([.J9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9]); &quot;&quot;; [.L9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0]; [.$B$6:.$C$100];2;0); &quot;&quot;&quot;&quot;; &quot;, &quot; ;&quot;&quot;&quot;&quot;;  VLOOKUP([.H100]; [.$B$6:.$C$100];2;0); &quot;&quot;&quot;&quot;; &quot;, &quot;; &quot;&quot;&quot;&quot;; VLOOKUP([.J10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0]); &quot;&quot;; [.L10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1]; [.$B$6:.$C$100];2;0); &quot;&quot;&quot;&quot;; &quot;, &quot; ;&quot;&quot;&quot;&quot;;  VLOOKUP([.H101]; [.$B$6:.$C$100];2;0); &quot;&quot;&quot;&quot;; &quot;, &quot;; &quot;&quot;&quot;&quot;; VLOOKUP([.J10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1]); &quot;&quot;; [.L10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2]; [.$B$6:.$C$100];2;0); &quot;&quot;&quot;&quot;; &quot;, &quot; ;&quot;&quot;&quot;&quot;;  VLOOKUP([.H102]; [.$B$6:.$C$100];2;0); &quot;&quot;&quot;&quot;; &quot;, &quot;; &quot;&quot;&quot;&quot;; VLOOKUP([.J10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2]); &quot;&quot;; [.L10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3]; [.$B$6:.$C$100];2;0); &quot;&quot;&quot;&quot;; &quot;, &quot; ;&quot;&quot;&quot;&quot;;  VLOOKUP([.H103]; [.$B$6:.$C$100];2;0); &quot;&quot;&quot;&quot;; &quot;, &quot;; &quot;&quot;&quot;&quot;; VLOOKUP([.J10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3]); &quot;&quot;; [.L10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4]; [.$B$6:.$C$100];2;0); &quot;&quot;&quot;&quot;; &quot;, &quot; ;&quot;&quot;&quot;&quot;;  VLOOKUP([.H104]; [.$B$6:.$C$100];2;0); &quot;&quot;&quot;&quot;; &quot;, &quot;; &quot;&quot;&quot;&quot;; VLOOKUP([.J10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4]); &quot;&quot;; [.L10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5]; [.$B$6:.$C$100];2;0); &quot;&quot;&quot;&quot;; &quot;, &quot; ;&quot;&quot;&quot;&quot;;  VLOOKUP([.H105]; [.$B$6:.$C$100];2;0); &quot;&quot;&quot;&quot;; &quot;, &quot;; &quot;&quot;&quot;&quot;; VLOOKUP([.J10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5]); &quot;&quot;; [.L10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6]; [.$B$6:.$C$100];2;0); &quot;&quot;&quot;&quot;; &quot;, &quot; ;&quot;&quot;&quot;&quot;;  VLOOKUP([.H106]; [.$B$6:.$C$100];2;0); &quot;&quot;&quot;&quot;; &quot;, &quot;; &quot;&quot;&quot;&quot;; VLOOKUP([.J10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6]); &quot;&quot;; [.L10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7]; [.$B$6:.$C$100];2;0); &quot;&quot;&quot;&quot;; &quot;, &quot; ;&quot;&quot;&quot;&quot;;  VLOOKUP([.H107]; [.$B$6:.$C$100];2;0); &quot;&quot;&quot;&quot;; &quot;, &quot;; &quot;&quot;&quot;&quot;; VLOOKUP([.J10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7]); &quot;&quot;; [.L10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8]; [.$B$6:.$C$100];2;0); &quot;&quot;&quot;&quot;; &quot;, &quot; ;&quot;&quot;&quot;&quot;;  VLOOKUP([.H108]; [.$B$6:.$C$100];2;0); &quot;&quot;&quot;&quot;; &quot;, &quot;; &quot;&quot;&quot;&quot;; VLOOKUP([.J10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8]); &quot;&quot;; [.L10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9]; [.$B$6:.$C$100];2;0); &quot;&quot;&quot;&quot;; &quot;, &quot; ;&quot;&quot;&quot;&quot;;  VLOOKUP([.H109]; [.$B$6:.$C$100];2;0); &quot;&quot;&quot;&quot;; &quot;, &quot;; &quot;&quot;&quot;&quot;; VLOOKUP([.J10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9]); &quot;&quot;; [.L10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0]; [.$B$6:.$C$100];2;0); &quot;&quot;&quot;&quot;; &quot;, &quot; ;&quot;&quot;&quot;&quot;;  VLOOKUP([.H110]; [.$B$6:.$C$100];2;0); &quot;&quot;&quot;&quot;; &quot;, &quot;; &quot;&quot;&quot;&quot;; VLOOKUP([.J11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0]); &quot;&quot;; [.L11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1]; [.$B$6:.$C$100];2;0); &quot;&quot;&quot;&quot;; &quot;, &quot; ;&quot;&quot;&quot;&quot;;  VLOOKUP([.H111]; [.$B$6:.$C$100];2;0); &quot;&quot;&quot;&quot;; &quot;, &quot;; &quot;&quot;&quot;&quot;; VLOOKUP([.J11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1]); &quot;&quot;; [.L11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2]; [.$B$6:.$C$100];2;0); &quot;&quot;&quot;&quot;; &quot;, &quot; ;&quot;&quot;&quot;&quot;;  VLOOKUP([.H112]; [.$B$6:.$C$100];2;0); &quot;&quot;&quot;&quot;; &quot;, &quot;; &quot;&quot;&quot;&quot;; VLOOKUP([.J11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2]); &quot;&quot;; [.L11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3]; [.$B$6:.$C$100];2;0); &quot;&quot;&quot;&quot;; &quot;, &quot; ;&quot;&quot;&quot;&quot;;  VLOOKUP([.H113]; [.$B$6:.$C$100];2;0); &quot;&quot;&quot;&quot;; &quot;, &quot;; &quot;&quot;&quot;&quot;; VLOOKUP([.J11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3]); &quot;&quot;; [.L11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4]; [.$B$6:.$C$100];2;0); &quot;&quot;&quot;&quot;; &quot;, &quot; ;&quot;&quot;&quot;&quot;;  VLOOKUP([.H114]; [.$B$6:.$C$100];2;0); &quot;&quot;&quot;&quot;; &quot;, &quot;; &quot;&quot;&quot;&quot;; VLOOKUP([.J11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4]); &quot;&quot;; [.L11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5]; [.$B$6:.$C$100];2;0); &quot;&quot;&quot;&quot;; &quot;, &quot; ;&quot;&quot;&quot;&quot;;  VLOOKUP([.H115]; [.$B$6:.$C$100];2;0); &quot;&quot;&quot;&quot;; &quot;, &quot;; &quot;&quot;&quot;&quot;; VLOOKUP([.J11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5]); &quot;&quot;; [.L11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6]; [.$B$6:.$C$100];2;0); &quot;&quot;&quot;&quot;; &quot;, &quot; ;&quot;&quot;&quot;&quot;;  VLOOKUP([.H116]; [.$B$6:.$C$100];2;0); &quot;&quot;&quot;&quot;; &quot;, &quot;; &quot;&quot;&quot;&quot;; VLOOKUP([.J11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6]); &quot;&quot;; [.L11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7]; [.$B$6:.$C$100];2;0); &quot;&quot;&quot;&quot;; &quot;, &quot; ;&quot;&quot;&quot;&quot;;  VLOOKUP([.H117]; [.$B$6:.$C$100];2;0); &quot;&quot;&quot;&quot;; &quot;, &quot;; &quot;&quot;&quot;&quot;; VLOOKUP([.J11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7]); &quot;&quot;; [.L11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8]; [.$B$6:.$C$100];2;0); &quot;&quot;&quot;&quot;; &quot;, &quot; ;&quot;&quot;&quot;&quot;;  VLOOKUP([.H118]; [.$B$6:.$C$100];2;0); &quot;&quot;&quot;&quot;; &quot;, &quot;; &quot;&quot;&quot;&quot;; VLOOKUP([.J11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8]); &quot;&quot;; [.L11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9]; [.$B$6:.$C$100];2;0); &quot;&quot;&quot;&quot;; &quot;, &quot; ;&quot;&quot;&quot;&quot;;  VLOOKUP([.H119]; [.$B$6:.$C$100];2;0); &quot;&quot;&quot;&quot;; &quot;, &quot;; &quot;&quot;&quot;&quot;; VLOOKUP([.J11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9]); &quot;&quot;; [.L119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Tertiary + Tertiary</text:p>
            <text:p>= Finalite</text:p>
          </table:table-cell>
          <table:table-cell table:number-columns-repeated="2" office:value-type="string" calcext:value-type="string">
            <text:p>m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20]; [.$B$6:.$C$100];2;0); &quot;&quot;&quot;&quot;; &quot;, &quot; ;&quot;&quot;&quot;&quot;;  VLOOKUP([.H120]; [.$B$6:.$C$100];2;0); &quot;&quot;&quot;&quot;; &quot;, &quot;; &quot;&quot;&quot;&quot;; VLOOKUP([.J12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0]); &quot;&quot;; [.L12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e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o</text:p>
          </table:table-cell>
          <table:table-cell/>
          <table:table-cell table:formula="of:= CONCATENATE(&quot;Create(&quot;; &quot;&quot;&quot;&quot;; VLOOKUP([.G121]; [.$B$6:.$C$100];2;0); &quot;&quot;&quot;&quot;; &quot;, &quot; ;&quot;&quot;&quot;&quot;;  VLOOKUP([.H121]; [.$B$6:.$C$100];2;0); &quot;&quot;&quot;&quot;; &quot;, &quot;; &quot;&quot;&quot;&quot;; VLOOKUP([.J121]; [.$B$6:.$C$100];2;0); &quot;&quot;&quot;&quot;; &quot;, &quot;&quot;MixSuccessFeedback&quot;&quot;),&quot;)" office:value-type="string" office:string-value="Create(&quot;Metal&quot;, &quot;Healing&quot;, &quot;Monster&quot;, &quot;MixSuccessFeedback&quot;)," calcext:value-type="string">
            <text:p>Create("Metal", "Healing", "Monster", "MixSuccessFeedback"),</text:p>
          </table:table-cell>
          <table:table-cell table:style-name="ce4" table:formula="of:=IF(ISNA([.L121]); &quot;&quot;; [.L121])" office:value-type="string" office:string-value="Create(&quot;Metal&quot;, &quot;Healing&quot;, &quot;Monster&quot;, &quot;MixSuccessFeedback&quot;)," calcext:value-type="string">
            <text:p>Create("Metal", "Healing", "Monster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o</text:p>
          </table:table-cell>
          <table:table-cell/>
          <table:table-cell table:formula="of:= CONCATENATE(&quot;Create(&quot;; &quot;&quot;&quot;&quot;; VLOOKUP([.G122]; [.$B$6:.$C$100];2;0); &quot;&quot;&quot;&quot;; &quot;, &quot; ;&quot;&quot;&quot;&quot;;  VLOOKUP([.H122]; [.$B$6:.$C$100];2;0); &quot;&quot;&quot;&quot;; &quot;, &quot;; &quot;&quot;&quot;&quot;; VLOOKUP([.J122]; [.$B$6:.$C$100];2;0); &quot;&quot;&quot;&quot;; &quot;, &quot;&quot;MixSuccessFeedback&quot;&quot;),&quot;)" office:value-type="string" office:string-value="Create(&quot;Metal&quot;, &quot;Pest&quot;, &quot;Gold&quot;, &quot;MixSuccessFeedback&quot;)," calcext:value-type="string">
            <text:p>Create("Metal", "Pest", "Gold", "MixSuccessFeedback"),</text:p>
          </table:table-cell>
          <table:table-cell table:style-name="ce4" table:formula="of:=IF(ISNA([.L122]); &quot;&quot;; [.L122])" office:value-type="string" office:string-value="Create(&quot;Metal&quot;, &quot;Pest&quot;, &quot;Gold&quot;, &quot;MixSuccessFeedback&quot;)," calcext:value-type="string">
            <text:p>Create("Metal", "Pest", "Gold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h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23]; [.$B$6:.$C$100];2;0); &quot;&quot;&quot;&quot;; &quot;, &quot; ;&quot;&quot;&quot;&quot;;  VLOOKUP([.H123]; [.$B$6:.$C$100];2;0); &quot;&quot;&quot;&quot;; &quot;, &quot;; &quot;&quot;&quot;&quot;; VLOOKUP([.J12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3]); &quot;&quot;; [.L12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h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u</text:p>
          </table:table-cell>
          <table:table-cell/>
          <table:table-cell table:formula="of:= CONCATENATE(&quot;Create(&quot;; &quot;&quot;&quot;&quot;; VLOOKUP([.G124]; [.$B$6:.$C$100];2;0); &quot;&quot;&quot;&quot;; &quot;, &quot; ;&quot;&quot;&quot;&quot;;  VLOOKUP([.H124]; [.$B$6:.$C$100];2;0); &quot;&quot;&quot;&quot;; &quot;, &quot;; &quot;&quot;&quot;&quot;; VLOOKUP([.J124]; [.$B$6:.$C$100];2;0); &quot;&quot;&quot;&quot;; &quot;, &quot;&quot;MixSuccessFeedback&quot;&quot;),&quot;)" office:value-type="string" office:string-value="Create(&quot;Healing&quot;, &quot;Pest&quot;, &quot;Cure&quot;, &quot;MixSuccessFeedback&quot;)," calcext:value-type="string">
            <text:p>Create("Healing", "Pest", "Cure", "MixSuccessFeedback"),</text:p>
          </table:table-cell>
          <table:table-cell table:style-name="ce4" table:formula="of:=IF(ISNA([.L124]); &quot;&quot;; [.L124])" office:value-type="string" office:string-value="Create(&quot;Healing&quot;, &quot;Pest&quot;, &quot;Cure&quot;, &quot;MixSuccessFeedback&quot;)," calcext:value-type="string">
            <text:p>Create("Healing", "Pest", "Cure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25]; [.$B$6:.$C$100];2;0); &quot;&quot;&quot;&quot;; &quot;, &quot; ;&quot;&quot;&quot;&quot;;  VLOOKUP([.H125]; [.$B$6:.$C$100];2;0); &quot;&quot;&quot;&quot;; &quot;, &quot;; &quot;&quot;&quot;&quot;; VLOOKUP([.J12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5]); &quot;&quot;; [.L12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6]; [.$B$6:.$C$100];2;0); &quot;&quot;&quot;&quot;; &quot;, &quot; ;&quot;&quot;&quot;&quot;;  VLOOKUP([.H126]; [.$B$6:.$C$100];2;0); &quot;&quot;&quot;&quot;; &quot;, &quot;; &quot;&quot;&quot;&quot;; VLOOKUP([.J12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6]); &quot;&quot;; [.L12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7]; [.$B$6:.$C$100];2;0); &quot;&quot;&quot;&quot;; &quot;, &quot; ;&quot;&quot;&quot;&quot;;  VLOOKUP([.H127]; [.$B$6:.$C$100];2;0); &quot;&quot;&quot;&quot;; &quot;, &quot;; &quot;&quot;&quot;&quot;; VLOOKUP([.J12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7]); &quot;&quot;; [.L12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8]; [.$B$6:.$C$100];2;0); &quot;&quot;&quot;&quot;; &quot;, &quot; ;&quot;&quot;&quot;&quot;;  VLOOKUP([.H128]; [.$B$6:.$C$100];2;0); &quot;&quot;&quot;&quot;; &quot;, &quot;; &quot;&quot;&quot;&quot;; VLOOKUP([.J12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8]); &quot;&quot;; [.L12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9]; [.$B$6:.$C$100];2;0); &quot;&quot;&quot;&quot;; &quot;, &quot; ;&quot;&quot;&quot;&quot;;  VLOOKUP([.H129]; [.$B$6:.$C$100];2;0); &quot;&quot;&quot;&quot;; &quot;, &quot;; &quot;&quot;&quot;&quot;; VLOOKUP([.J12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9]); &quot;&quot;; [.L12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0]; [.$B$6:.$C$100];2;0); &quot;&quot;&quot;&quot;; &quot;, &quot; ;&quot;&quot;&quot;&quot;;  VLOOKUP([.H130]; [.$B$6:.$C$100];2;0); &quot;&quot;&quot;&quot;; &quot;, &quot;; &quot;&quot;&quot;&quot;; VLOOKUP([.J13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0]); &quot;&quot;; [.L13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1]; [.$B$6:.$C$100];2;0); &quot;&quot;&quot;&quot;; &quot;, &quot; ;&quot;&quot;&quot;&quot;;  VLOOKUP([.H131]; [.$B$6:.$C$100];2;0); &quot;&quot;&quot;&quot;; &quot;, &quot;; &quot;&quot;&quot;&quot;; VLOOKUP([.J13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1]); &quot;&quot;; [.L13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2]; [.$B$6:.$C$100];2;0); &quot;&quot;&quot;&quot;; &quot;, &quot; ;&quot;&quot;&quot;&quot;;  VLOOKUP([.H132]; [.$B$6:.$C$100];2;0); &quot;&quot;&quot;&quot;; &quot;, &quot;; &quot;&quot;&quot;&quot;; VLOOKUP([.J13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2]); &quot;&quot;; [.L13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3]; [.$B$6:.$C$100];2;0); &quot;&quot;&quot;&quot;; &quot;, &quot; ;&quot;&quot;&quot;&quot;;  VLOOKUP([.H133]; [.$B$6:.$C$100];2;0); &quot;&quot;&quot;&quot;; &quot;, &quot;; &quot;&quot;&quot;&quot;; VLOOKUP([.J13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3]); &quot;&quot;; [.L13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4]; [.$B$6:.$C$100];2;0); &quot;&quot;&quot;&quot;; &quot;, &quot; ;&quot;&quot;&quot;&quot;;  VLOOKUP([.H134]; [.$B$6:.$C$100];2;0); &quot;&quot;&quot;&quot;; &quot;, &quot;; &quot;&quot;&quot;&quot;; VLOOKUP([.J13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4]); &quot;&quot;; [.L13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5]; [.$B$6:.$C$100];2;0); &quot;&quot;&quot;&quot;; &quot;, &quot; ;&quot;&quot;&quot;&quot;;  VLOOKUP([.H135]; [.$B$6:.$C$100];2;0); &quot;&quot;&quot;&quot;; &quot;, &quot;; &quot;&quot;&quot;&quot;; VLOOKUP([.J13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5]); &quot;&quot;; [.L13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6]; [.$B$6:.$C$100];2;0); &quot;&quot;&quot;&quot;; &quot;, &quot; ;&quot;&quot;&quot;&quot;;  VLOOKUP([.H136]; [.$B$6:.$C$100];2;0); &quot;&quot;&quot;&quot;; &quot;, &quot;; &quot;&quot;&quot;&quot;; VLOOKUP([.J13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6]); &quot;&quot;; [.L13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7]; [.$B$6:.$C$100];2;0); &quot;&quot;&quot;&quot;; &quot;, &quot; ;&quot;&quot;&quot;&quot;;  VLOOKUP([.H137]; [.$B$6:.$C$100];2;0); &quot;&quot;&quot;&quot;; &quot;, &quot;; &quot;&quot;&quot;&quot;; VLOOKUP([.J13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7]); &quot;&quot;; [.L13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8]; [.$B$6:.$C$100];2;0); &quot;&quot;&quot;&quot;; &quot;, &quot; ;&quot;&quot;&quot;&quot;;  VLOOKUP([.H138]; [.$B$6:.$C$100];2;0); &quot;&quot;&quot;&quot;; &quot;, &quot;; &quot;&quot;&quot;&quot;; VLOOKUP([.J13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8]); &quot;&quot;; [.L13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9]; [.$B$6:.$C$100];2;0); &quot;&quot;&quot;&quot;; &quot;, &quot; ;&quot;&quot;&quot;&quot;;  VLOOKUP([.H139]; [.$B$6:.$C$100];2;0); &quot;&quot;&quot;&quot;; &quot;, &quot;; &quot;&quot;&quot;&quot;; VLOOKUP([.J13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9]); &quot;&quot;; [.L13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0]; [.$B$6:.$C$100];2;0); &quot;&quot;&quot;&quot;; &quot;, &quot; ;&quot;&quot;&quot;&quot;;  VLOOKUP([.H140]; [.$B$6:.$C$100];2;0); &quot;&quot;&quot;&quot;; &quot;, &quot;; &quot;&quot;&quot;&quot;; VLOOKUP([.J14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0]); &quot;&quot;; [.L14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1]; [.$B$6:.$C$100];2;0); &quot;&quot;&quot;&quot;; &quot;, &quot; ;&quot;&quot;&quot;&quot;;  VLOOKUP([.H141]; [.$B$6:.$C$100];2;0); &quot;&quot;&quot;&quot;; &quot;, &quot;; &quot;&quot;&quot;&quot;; VLOOKUP([.J14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1]); &quot;&quot;; [.L14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2]; [.$B$6:.$C$100];2;0); &quot;&quot;&quot;&quot;; &quot;, &quot; ;&quot;&quot;&quot;&quot;;  VLOOKUP([.H142]; [.$B$6:.$C$100];2;0); &quot;&quot;&quot;&quot;; &quot;, &quot;; &quot;&quot;&quot;&quot;; VLOOKUP([.J14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2]); &quot;&quot;; [.L14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3]; [.$B$6:.$C$100];2;0); &quot;&quot;&quot;&quot;; &quot;, &quot; ;&quot;&quot;&quot;&quot;;  VLOOKUP([.H143]; [.$B$6:.$C$100];2;0); &quot;&quot;&quot;&quot;; &quot;, &quot;; &quot;&quot;&quot;&quot;; VLOOKUP([.J14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3]); &quot;&quot;; [.L14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4]; [.$B$6:.$C$100];2;0); &quot;&quot;&quot;&quot;; &quot;, &quot; ;&quot;&quot;&quot;&quot;;  VLOOKUP([.H144]; [.$B$6:.$C$100];2;0); &quot;&quot;&quot;&quot;; &quot;, &quot;; &quot;&quot;&quot;&quot;; VLOOKUP([.J14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4]); &quot;&quot;; [.L14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5]; [.$B$6:.$C$100];2;0); &quot;&quot;&quot;&quot;; &quot;, &quot; ;&quot;&quot;&quot;&quot;;  VLOOKUP([.H145]; [.$B$6:.$C$100];2;0); &quot;&quot;&quot;&quot;; &quot;, &quot;; &quot;&quot;&quot;&quot;; VLOOKUP([.J14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5]); &quot;&quot;; [.L14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6]; [.$B$6:.$C$100];2;0); &quot;&quot;&quot;&quot;; &quot;, &quot; ;&quot;&quot;&quot;&quot;;  VLOOKUP([.H146]; [.$B$6:.$C$100];2;0); &quot;&quot;&quot;&quot;; &quot;, &quot;; &quot;&quot;&quot;&quot;; VLOOKUP([.J14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6]); &quot;&quot;; [.L14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7]; [.$B$6:.$C$100];2;0); &quot;&quot;&quot;&quot;; &quot;, &quot; ;&quot;&quot;&quot;&quot;;  VLOOKUP([.H147]; [.$B$6:.$C$100];2;0); &quot;&quot;&quot;&quot;; &quot;, &quot;; &quot;&quot;&quot;&quot;; VLOOKUP([.J14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7]); &quot;&quot;; [.L14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8]; [.$B$6:.$C$100];2;0); &quot;&quot;&quot;&quot;; &quot;, &quot; ;&quot;&quot;&quot;&quot;;  VLOOKUP([.H148]; [.$B$6:.$C$100];2;0); &quot;&quot;&quot;&quot;; &quot;, &quot;; &quot;&quot;&quot;&quot;; VLOOKUP([.J14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8]); &quot;&quot;; [.L14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9]; [.$B$6:.$C$100];2;0); &quot;&quot;&quot;&quot;; &quot;, &quot; ;&quot;&quot;&quot;&quot;;  VLOOKUP([.H149]; [.$B$6:.$C$100];2;0); &quot;&quot;&quot;&quot;; &quot;, &quot;; &quot;&quot;&quot;&quot;; VLOOKUP([.J14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9]); &quot;&quot;; [.L14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0]; [.$B$6:.$C$100];2;0); &quot;&quot;&quot;&quot;; &quot;, &quot; ;&quot;&quot;&quot;&quot;;  VLOOKUP([.H150]; [.$B$6:.$C$100];2;0); &quot;&quot;&quot;&quot;; &quot;, &quot;; &quot;&quot;&quot;&quot;; VLOOKUP([.J15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0]); &quot;&quot;; [.L15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1]; [.$B$6:.$C$100];2;0); &quot;&quot;&quot;&quot;; &quot;, &quot; ;&quot;&quot;&quot;&quot;;  VLOOKUP([.H151]; [.$B$6:.$C$100];2;0); &quot;&quot;&quot;&quot;; &quot;, &quot;; &quot;&quot;&quot;&quot;; VLOOKUP([.J15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1]); &quot;&quot;; [.L15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2]; [.$B$6:.$C$100];2;0); &quot;&quot;&quot;&quot;; &quot;, &quot; ;&quot;&quot;&quot;&quot;;  VLOOKUP([.H152]; [.$B$6:.$C$100];2;0); &quot;&quot;&quot;&quot;; &quot;, &quot;; &quot;&quot;&quot;&quot;; VLOOKUP([.J15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2]); &quot;&quot;; [.L15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3]; [.$B$6:.$C$100];2;0); &quot;&quot;&quot;&quot;; &quot;, &quot; ;&quot;&quot;&quot;&quot;;  VLOOKUP([.H153]; [.$B$6:.$C$100];2;0); &quot;&quot;&quot;&quot;; &quot;, &quot;; &quot;&quot;&quot;&quot;; VLOOKUP([.J15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3]); &quot;&quot;; [.L15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4]; [.$B$6:.$C$100];2;0); &quot;&quot;&quot;&quot;; &quot;, &quot; ;&quot;&quot;&quot;&quot;;  VLOOKUP([.H154]; [.$B$6:.$C$100];2;0); &quot;&quot;&quot;&quot;; &quot;, &quot;; &quot;&quot;&quot;&quot;; VLOOKUP([.J15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4]); &quot;&quot;; [.L15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5]; [.$B$6:.$C$100];2;0); &quot;&quot;&quot;&quot;; &quot;, &quot; ;&quot;&quot;&quot;&quot;;  VLOOKUP([.H155]; [.$B$6:.$C$100];2;0); &quot;&quot;&quot;&quot;; &quot;, &quot;; &quot;&quot;&quot;&quot;; VLOOKUP([.J15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5]); &quot;&quot;; [.L15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6]; [.$B$6:.$C$100];2;0); &quot;&quot;&quot;&quot;; &quot;, &quot; ;&quot;&quot;&quot;&quot;;  VLOOKUP([.H156]; [.$B$6:.$C$100];2;0); &quot;&quot;&quot;&quot;; &quot;, &quot;; &quot;&quot;&quot;&quot;; VLOOKUP([.J15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6]); &quot;&quot;; [.L15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7]; [.$B$6:.$C$100];2;0); &quot;&quot;&quot;&quot;; &quot;, &quot; ;&quot;&quot;&quot;&quot;;  VLOOKUP([.H157]; [.$B$6:.$C$100];2;0); &quot;&quot;&quot;&quot;; &quot;, &quot;; &quot;&quot;&quot;&quot;; VLOOKUP([.J15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7]); &quot;&quot;; [.L15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8]; [.$B$6:.$C$100];2;0); &quot;&quot;&quot;&quot;; &quot;, &quot; ;&quot;&quot;&quot;&quot;;  VLOOKUP([.H158]; [.$B$6:.$C$100];2;0); &quot;&quot;&quot;&quot;; &quot;, &quot;; &quot;&quot;&quot;&quot;; VLOOKUP([.J15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8]); &quot;&quot;; [.L15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9]; [.$B$6:.$C$100];2;0); &quot;&quot;&quot;&quot;; &quot;, &quot; ;&quot;&quot;&quot;&quot;;  VLOOKUP([.H159]; [.$B$6:.$C$100];2;0); &quot;&quot;&quot;&quot;; &quot;, &quot;; &quot;&quot;&quot;&quot;; VLOOKUP([.J15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9]); &quot;&quot;; [.L15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0]; [.$B$6:.$C$100];2;0); &quot;&quot;&quot;&quot;; &quot;, &quot; ;&quot;&quot;&quot;&quot;;  VLOOKUP([.H160]; [.$B$6:.$C$100];2;0); &quot;&quot;&quot;&quot;; &quot;, &quot;; &quot;&quot;&quot;&quot;; VLOOKUP([.J16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0]); &quot;&quot;; [.L16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1]; [.$B$6:.$C$100];2;0); &quot;&quot;&quot;&quot;; &quot;, &quot; ;&quot;&quot;&quot;&quot;;  VLOOKUP([.H161]; [.$B$6:.$C$100];2;0); &quot;&quot;&quot;&quot;; &quot;, &quot;; &quot;&quot;&quot;&quot;; VLOOKUP([.J16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1]); &quot;&quot;; [.L16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2]; [.$B$6:.$C$100];2;0); &quot;&quot;&quot;&quot;; &quot;, &quot; ;&quot;&quot;&quot;&quot;;  VLOOKUP([.H162]; [.$B$6:.$C$100];2;0); &quot;&quot;&quot;&quot;; &quot;, &quot;; &quot;&quot;&quot;&quot;; VLOOKUP([.J16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2]); &quot;&quot;; [.L16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3]; [.$B$6:.$C$100];2;0); &quot;&quot;&quot;&quot;; &quot;, &quot; ;&quot;&quot;&quot;&quot;;  VLOOKUP([.H163]; [.$B$6:.$C$100];2;0); &quot;&quot;&quot;&quot;; &quot;, &quot;; &quot;&quot;&quot;&quot;; VLOOKUP([.J16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3]); &quot;&quot;; [.L16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4]; [.$B$6:.$C$100];2;0); &quot;&quot;&quot;&quot;; &quot;, &quot; ;&quot;&quot;&quot;&quot;;  VLOOKUP([.H164]; [.$B$6:.$C$100];2;0); &quot;&quot;&quot;&quot;; &quot;, &quot;; &quot;&quot;&quot;&quot;; VLOOKUP([.J16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4]); &quot;&quot;; [.L16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5]; [.$B$6:.$C$100];2;0); &quot;&quot;&quot;&quot;; &quot;, &quot; ;&quot;&quot;&quot;&quot;;  VLOOKUP([.H165]; [.$B$6:.$C$100];2;0); &quot;&quot;&quot;&quot;; &quot;, &quot;; &quot;&quot;&quot;&quot;; VLOOKUP([.J16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5]); &quot;&quot;; [.L16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6]; [.$B$6:.$C$100];2;0); &quot;&quot;&quot;&quot;; &quot;, &quot; ;&quot;&quot;&quot;&quot;;  VLOOKUP([.H166]; [.$B$6:.$C$100];2;0); &quot;&quot;&quot;&quot;; &quot;, &quot;; &quot;&quot;&quot;&quot;; VLOOKUP([.J16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6]); &quot;&quot;; [.L16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7]; [.$B$6:.$C$100];2;0); &quot;&quot;&quot;&quot;; &quot;, &quot; ;&quot;&quot;&quot;&quot;;  VLOOKUP([.H167]; [.$B$6:.$C$100];2;0); &quot;&quot;&quot;&quot;; &quot;, &quot;; &quot;&quot;&quot;&quot;; VLOOKUP([.J16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7]); &quot;&quot;; [.L16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8]; [.$B$6:.$C$100];2;0); &quot;&quot;&quot;&quot;; &quot;, &quot; ;&quot;&quot;&quot;&quot;;  VLOOKUP([.H168]; [.$B$6:.$C$100];2;0); &quot;&quot;&quot;&quot;; &quot;, &quot;; &quot;&quot;&quot;&quot;; VLOOKUP([.J16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8]); &quot;&quot;; [.L16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9]; [.$B$6:.$C$100];2;0); &quot;&quot;&quot;&quot;; &quot;, &quot; ;&quot;&quot;&quot;&quot;;  VLOOKUP([.H169]; [.$B$6:.$C$100];2;0); &quot;&quot;&quot;&quot;; &quot;, &quot;; &quot;&quot;&quot;&quot;; VLOOKUP([.J16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9]); &quot;&quot;; [.L16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0]; [.$B$6:.$C$100];2;0); &quot;&quot;&quot;&quot;; &quot;, &quot; ;&quot;&quot;&quot;&quot;;  VLOOKUP([.H170]; [.$B$6:.$C$100];2;0); &quot;&quot;&quot;&quot;; &quot;, &quot;; &quot;&quot;&quot;&quot;; VLOOKUP([.J17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0]); &quot;&quot;; [.L17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1]; [.$B$6:.$C$100];2;0); &quot;&quot;&quot;&quot;; &quot;, &quot; ;&quot;&quot;&quot;&quot;;  VLOOKUP([.H171]; [.$B$6:.$C$100];2;0); &quot;&quot;&quot;&quot;; &quot;, &quot;; &quot;&quot;&quot;&quot;; VLOOKUP([.J17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1]); &quot;&quot;; [.L17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2]; [.$B$6:.$C$100];2;0); &quot;&quot;&quot;&quot;; &quot;, &quot; ;&quot;&quot;&quot;&quot;;  VLOOKUP([.H172]; [.$B$6:.$C$100];2;0); &quot;&quot;&quot;&quot;; &quot;, &quot;; &quot;&quot;&quot;&quot;; VLOOKUP([.J17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2]); &quot;&quot;; [.L17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3]; [.$B$6:.$C$100];2;0); &quot;&quot;&quot;&quot;; &quot;, &quot; ;&quot;&quot;&quot;&quot;;  VLOOKUP([.H173]; [.$B$6:.$C$100];2;0); &quot;&quot;&quot;&quot;; &quot;, &quot;; &quot;&quot;&quot;&quot;; VLOOKUP([.J17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3]); &quot;&quot;; [.L17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4]; [.$B$6:.$C$100];2;0); &quot;&quot;&quot;&quot;; &quot;, &quot; ;&quot;&quot;&quot;&quot;;  VLOOKUP([.H174]; [.$B$6:.$C$100];2;0); &quot;&quot;&quot;&quot;; &quot;, &quot;; &quot;&quot;&quot;&quot;; VLOOKUP([.J17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4]); &quot;&quot;; [.L17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5]; [.$B$6:.$C$100];2;0); &quot;&quot;&quot;&quot;; &quot;, &quot; ;&quot;&quot;&quot;&quot;;  VLOOKUP([.H175]; [.$B$6:.$C$100];2;0); &quot;&quot;&quot;&quot;; &quot;, &quot;; &quot;&quot;&quot;&quot;; VLOOKUP([.J17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5]); &quot;&quot;; [.L17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6]; [.$B$6:.$C$100];2;0); &quot;&quot;&quot;&quot;; &quot;, &quot; ;&quot;&quot;&quot;&quot;;  VLOOKUP([.H176]; [.$B$6:.$C$100];2;0); &quot;&quot;&quot;&quot;; &quot;, &quot;; &quot;&quot;&quot;&quot;; VLOOKUP([.J17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6]); &quot;&quot;; [.L17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7]; [.$B$6:.$C$100];2;0); &quot;&quot;&quot;&quot;; &quot;, &quot; ;&quot;&quot;&quot;&quot;;  VLOOKUP([.H177]; [.$B$6:.$C$100];2;0); &quot;&quot;&quot;&quot;; &quot;, &quot;; &quot;&quot;&quot;&quot;; VLOOKUP([.J17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7]); &quot;&quot;; [.L17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8]; [.$B$6:.$C$100];2;0); &quot;&quot;&quot;&quot;; &quot;, &quot; ;&quot;&quot;&quot;&quot;;  VLOOKUP([.H178]; [.$B$6:.$C$100];2;0); &quot;&quot;&quot;&quot;; &quot;, &quot;; &quot;&quot;&quot;&quot;; VLOOKUP([.J17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8]); &quot;&quot;; [.L17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9]; [.$B$6:.$C$100];2;0); &quot;&quot;&quot;&quot;; &quot;, &quot; ;&quot;&quot;&quot;&quot;;  VLOOKUP([.H179]; [.$B$6:.$C$100];2;0); &quot;&quot;&quot;&quot;; &quot;, &quot;; &quot;&quot;&quot;&quot;; VLOOKUP([.J17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9]); &quot;&quot;; [.L17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0]; [.$B$6:.$C$100];2;0); &quot;&quot;&quot;&quot;; &quot;, &quot; ;&quot;&quot;&quot;&quot;;  VLOOKUP([.H180]; [.$B$6:.$C$100];2;0); &quot;&quot;&quot;&quot;; &quot;, &quot;; &quot;&quot;&quot;&quot;; VLOOKUP([.J18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0]); &quot;&quot;; [.L18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1]; [.$B$6:.$C$100];2;0); &quot;&quot;&quot;&quot;; &quot;, &quot; ;&quot;&quot;&quot;&quot;;  VLOOKUP([.H181]; [.$B$6:.$C$100];2;0); &quot;&quot;&quot;&quot;; &quot;, &quot;; &quot;&quot;&quot;&quot;; VLOOKUP([.J18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1]); &quot;&quot;; [.L18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2]; [.$B$6:.$C$100];2;0); &quot;&quot;&quot;&quot;; &quot;, &quot; ;&quot;&quot;&quot;&quot;;  VLOOKUP([.H182]; [.$B$6:.$C$100];2;0); &quot;&quot;&quot;&quot;; &quot;, &quot;; &quot;&quot;&quot;&quot;; VLOOKUP([.J18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2]); &quot;&quot;; [.L18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3]; [.$B$6:.$C$100];2;0); &quot;&quot;&quot;&quot;; &quot;, &quot; ;&quot;&quot;&quot;&quot;;  VLOOKUP([.H183]; [.$B$6:.$C$100];2;0); &quot;&quot;&quot;&quot;; &quot;, &quot;; &quot;&quot;&quot;&quot;; VLOOKUP([.J18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3]); &quot;&quot;; [.L18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4]; [.$B$6:.$C$100];2;0); &quot;&quot;&quot;&quot;; &quot;, &quot; ;&quot;&quot;&quot;&quot;;  VLOOKUP([.H184]; [.$B$6:.$C$100];2;0); &quot;&quot;&quot;&quot;; &quot;, &quot;; &quot;&quot;&quot;&quot;; VLOOKUP([.J18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4]); &quot;&quot;; [.L18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5]; [.$B$6:.$C$100];2;0); &quot;&quot;&quot;&quot;; &quot;, &quot; ;&quot;&quot;&quot;&quot;;  VLOOKUP([.H185]; [.$B$6:.$C$100];2;0); &quot;&quot;&quot;&quot;; &quot;, &quot;; &quot;&quot;&quot;&quot;; VLOOKUP([.J18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5]); &quot;&quot;; [.L18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6]; [.$B$6:.$C$100];2;0); &quot;&quot;&quot;&quot;; &quot;, &quot; ;&quot;&quot;&quot;&quot;;  VLOOKUP([.H186]; [.$B$6:.$C$100];2;0); &quot;&quot;&quot;&quot;; &quot;, &quot;; &quot;&quot;&quot;&quot;; VLOOKUP([.J18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6]); &quot;&quot;; [.L18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7]; [.$B$6:.$C$100];2;0); &quot;&quot;&quot;&quot;; &quot;, &quot; ;&quot;&quot;&quot;&quot;;  VLOOKUP([.H187]; [.$B$6:.$C$100];2;0); &quot;&quot;&quot;&quot;; &quot;, &quot;; &quot;&quot;&quot;&quot;; VLOOKUP([.J18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7]); &quot;&quot;; [.L18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8]; [.$B$6:.$C$100];2;0); &quot;&quot;&quot;&quot;; &quot;, &quot; ;&quot;&quot;&quot;&quot;;  VLOOKUP([.H188]; [.$B$6:.$C$100];2;0); &quot;&quot;&quot;&quot;; &quot;, &quot;; &quot;&quot;&quot;&quot;; VLOOKUP([.J18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8]); &quot;&quot;; [.L18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9]; [.$B$6:.$C$100];2;0); &quot;&quot;&quot;&quot;; &quot;, &quot; ;&quot;&quot;&quot;&quot;;  VLOOKUP([.H189]; [.$B$6:.$C$100];2;0); &quot;&quot;&quot;&quot;; &quot;, &quot;; &quot;&quot;&quot;&quot;; VLOOKUP([.J18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9]); &quot;&quot;; [.L18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0]; [.$B$6:.$C$100];2;0); &quot;&quot;&quot;&quot;; &quot;, &quot; ;&quot;&quot;&quot;&quot;;  VLOOKUP([.H190]; [.$B$6:.$C$100];2;0); &quot;&quot;&quot;&quot;; &quot;, &quot;; &quot;&quot;&quot;&quot;; VLOOKUP([.J19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0]); &quot;&quot;; [.L19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1]; [.$B$6:.$C$100];2;0); &quot;&quot;&quot;&quot;; &quot;, &quot; ;&quot;&quot;&quot;&quot;;  VLOOKUP([.H191]; [.$B$6:.$C$100];2;0); &quot;&quot;&quot;&quot;; &quot;, &quot;; &quot;&quot;&quot;&quot;; VLOOKUP([.J19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1]); &quot;&quot;; [.L19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2]; [.$B$6:.$C$100];2;0); &quot;&quot;&quot;&quot;; &quot;, &quot; ;&quot;&quot;&quot;&quot;;  VLOOKUP([.H192]; [.$B$6:.$C$100];2;0); &quot;&quot;&quot;&quot;; &quot;, &quot;; &quot;&quot;&quot;&quot;; VLOOKUP([.J19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2]); &quot;&quot;; [.L19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3]; [.$B$6:.$C$100];2;0); &quot;&quot;&quot;&quot;; &quot;, &quot; ;&quot;&quot;&quot;&quot;;  VLOOKUP([.H193]; [.$B$6:.$C$100];2;0); &quot;&quot;&quot;&quot;; &quot;, &quot;; &quot;&quot;&quot;&quot;; VLOOKUP([.J19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3]); &quot;&quot;; [.L19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4]; [.$B$6:.$C$100];2;0); &quot;&quot;&quot;&quot;; &quot;, &quot; ;&quot;&quot;&quot;&quot;;  VLOOKUP([.H194]; [.$B$6:.$C$100];2;0); &quot;&quot;&quot;&quot;; &quot;, &quot;; &quot;&quot;&quot;&quot;; VLOOKUP([.J19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4]); &quot;&quot;; [.L19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5]; [.$B$6:.$C$100];2;0); &quot;&quot;&quot;&quot;; &quot;, &quot; ;&quot;&quot;&quot;&quot;;  VLOOKUP([.H195]; [.$B$6:.$C$100];2;0); &quot;&quot;&quot;&quot;; &quot;, &quot;; &quot;&quot;&quot;&quot;; VLOOKUP([.J19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5]); &quot;&quot;; [.L19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6]; [.$B$6:.$C$100];2;0); &quot;&quot;&quot;&quot;; &quot;, &quot; ;&quot;&quot;&quot;&quot;;  VLOOKUP([.H196]; [.$B$6:.$C$100];2;0); &quot;&quot;&quot;&quot;; &quot;, &quot;; &quot;&quot;&quot;&quot;; VLOOKUP([.J19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6]); &quot;&quot;; [.L19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7]; [.$B$6:.$C$100];2;0); &quot;&quot;&quot;&quot;; &quot;, &quot; ;&quot;&quot;&quot;&quot;;  VLOOKUP([.H197]; [.$B$6:.$C$100];2;0); &quot;&quot;&quot;&quot;; &quot;, &quot;; &quot;&quot;&quot;&quot;; VLOOKUP([.J19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7]); &quot;&quot;; [.L19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8]; [.$B$6:.$C$100];2;0); &quot;&quot;&quot;&quot;; &quot;, &quot; ;&quot;&quot;&quot;&quot;;  VLOOKUP([.H198]; [.$B$6:.$C$100];2;0); &quot;&quot;&quot;&quot;; &quot;, &quot;; &quot;&quot;&quot;&quot;; VLOOKUP([.J19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8]); &quot;&quot;; [.L19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9]; [.$B$6:.$C$100];2;0); &quot;&quot;&quot;&quot;; &quot;, &quot; ;&quot;&quot;&quot;&quot;;  VLOOKUP([.H199]; [.$B$6:.$C$100];2;0); &quot;&quot;&quot;&quot;; &quot;, &quot;; &quot;&quot;&quot;&quot;; VLOOKUP([.J19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9]); &quot;&quot;; [.L19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200]; [.$B$6:.$C$100];2;0); &quot;&quot;&quot;&quot;; &quot;, &quot; ;&quot;&quot;&quot;&quot;;  VLOOKUP([.H200]; [.$B$6:.$C$100];2;0); &quot;&quot;&quot;&quot;; &quot;, &quot;; &quot;&quot;&quot;&quot;; VLOOKUP([.J20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00]); &quot;&quot;; [.L200])">
            <text:p/>
          </table:table-cell>
          <table:table-cell table:number-columns-repeated="101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number-columns-repeated="3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5" table:number-columns-repeated="1016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mag:</text:p>
          </table:table-cell>
          <table:table-cell table:style-name="ce5" office:value-type="string" calcext:value-type="string">
            <text:p>magical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phy:</text:p>
          </table:table-cell>
          <table:table-cell table:style-name="ce5" office:value-type="string" calcext:value-type="string">
            <text:p>physica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ubstance</text:p>
          </table:table-cell>
          <table:covered-table-cell/>
          <table:table-cell/>
          <table:table-cell table:style-name="ce6" office:value-type="string" calcext:value-type="string">
            <text:p>effect when applied</text:p>
          </table:table-cell>
          <table:table-cell/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x level</text:p>
          </table:table-cell>
          <table:table-cell table:style-name="ce7" office:value-type="string" calcext:value-type="string">
            <text:p>min level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urning, -1 acidic</text:p>
          </table:table-cell>
          <table:table-cell/>
          <table:table-cell office:value-type="string" calcext:value-type="string">
            <text:p>burning</text:p>
          </table:table-cell>
          <table:table-cell office:value-type="string" calcext:value-type="string">
            <text:p>-1 hp / s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burning, -1 acidic, -1 dirty</text:p>
          </table:table-cell>
          <table:table-cell/>
          <table:table-cell office:value-type="string" calcext:value-type="string">
            <text:p>spooky</text:p>
          </table:table-cell>
          <table:table-cell office:value-type="string" calcext:value-type="string">
            <text:p>immune to physical damage &amp; he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i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hp mag</text:p>
          </table:table-cell>
          <table:table-cell/>
          <table:table-cell office:value-type="string" calcext:value-type="string">
            <text:p>slow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art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blinded</text:p>
          </table:table-cell>
          <table:table-cell office:value-type="string" calcext:value-type="string">
            <text:p>on player: some graphical overl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table:number-columns-repeated="2"/>
          <table:table-cell table:number-columns-repeated="3"/>
          <table:table-cell office:value-type="string" calcext:value-type="string">
            <text:p>dir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ea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acidic</text:p>
          </table:table-cell>
          <table:table-cell office:value-type="string" calcext:value-type="string">
            <text:p>-1 hp / s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spooky</text:p>
          </table:table-cell>
          <table:table-cell/>
          <table:table-cell office:value-type="string" calcext:value-type="string">
            <text:p>posessed</text:p>
          </table:table-cell>
          <table:table-cell office:value-type="string" calcext:value-type="string">
            <text:p>randomly attac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g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25 hp, +2 burning</text:p>
          </table:table-cell>
          <table:table-cell/>
          <table:table-cell office:value-type="string" calcext:value-type="string">
            <text:p>crystallized</text:p>
          </table:table-cell>
          <table:table-cell office:value-type="string" calcext:value-type="string">
            <text:p>all phy damage * 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spooky</text:p>
          </table:table-cell>
          <table:table-cell/>
          <table:table-cell office:value-type="string" calcext:value-type="string">
            <text:p>gold</text:p>
          </table:table-cell>
          <table:table-cell office:value-type="string" calcext:value-type="string">
            <text:p>dies, trigger „you're rich ending“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lan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2 burning, +1 slowed</text:p>
          </table:table-cell>
          <table:table-cell/>
          <table:table-cell office:value-type="string" calcext:value-type="string">
            <text:p>rainbow</text:p>
          </table:table-cell>
          <table:table-cell office:value-type="string" calcext:value-type="string">
            <text:p>gets rainbow colo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Du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linded</text:p>
          </table:table-cell>
          <table:table-cell/>
          <table:table-cell office:value-type="string" calcext:value-type="string">
            <text:p>illness</text:p>
          </table:table-cell>
          <table:table-cell office:value-type="string" calcext:value-type="string">
            <text:p>-2 hp / s 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dirt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mbustio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f burning &gt; 0 then -25 hp phy endi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acidic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las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0.5 hp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0 hp ph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o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4 burning, +2 dirty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2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iv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25 hp mag, -1 crystalliz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mo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posesse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dirty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ryst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<text:s/>+1 crystalliz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Gol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gol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agic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random effect 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Rainbo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rainbow</text:p>
          </table:table-cell>
          <table:table-cell table:number-columns-repeated="1019"/>
        </table:table-row>
        <table:table-row table:style-name="ro3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et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Heal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50 hp ma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</text:p>
          </table:table-cell>
          <table:table-cell office:value-type="string" calcext:value-type="string">
            <text:p>Pe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illnes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ur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monster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ns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monster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6:36:11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11:27.104000000</meta:creation-date>
    <dc:date>2016-07-23T20:34:39.284000000</dc:date>
    <meta:editing-duration>PT1H50M33S</meta:editing-duration>
    <meta:editing-cycles>17</meta:editing-cycles>
    <meta:generator>LibreOffice/4.4.5.2$Windows_x86 LibreOffice_project/a22f674fd25a3b6f45bdebf25400ed2adff0ff99</meta:generator>
    <meta:document-statistic meta:table-count="2" meta:cell-count="1162" meta:object-count="0"/>
  </office:meta>
</office:document-meta>
</file>